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1.6398in"/>
    </style:style>
    <style:style style:name="co3" style:family="table-column">
      <style:table-column-properties fo:break-before="auto" style:column-width="0.6925in"/>
    </style:style>
    <style:style style:name="co4" style:family="table-column">
      <style:table-column-properties fo:break-before="auto" style:column-width="0.8902in"/>
    </style:style>
    <style:style style:name="co5" style:family="table-column">
      <style:table-column-properties fo:break-before="auto" style:column-width="0.5984in"/>
    </style:style>
    <style:style style:name="co6" style:family="table-column">
      <style:table-column-properties fo:break-before="auto" style:column-width="0.6508in"/>
    </style:style>
    <style:style style:name="co7" style:family="table-column">
      <style:table-column-properties fo:break-before="auto" style:column-width="1.1091in"/>
    </style:style>
    <style:style style:name="co8" style:family="table-column">
      <style:table-column-properties fo:break-before="auto" style:column-width="1.1508in"/>
    </style:style>
    <style:style style:name="co9" style:family="table-column">
      <style:table-column-properties fo:break-before="auto" style:column-width="1.1299in"/>
    </style:style>
    <style:style style:name="co10" style:family="table-column">
      <style:table-column-properties fo:break-before="auto" style:column-width="0.3799in"/>
    </style:style>
    <style:style style:name="co11" style:family="table-column">
      <style:table-column-properties fo:break-before="auto" style:column-width="0.828in"/>
    </style:style>
    <style:style style:name="co12" style:family="table-column">
      <style:table-column-properties fo:break-before="auto" style:column-width="0.6819in"/>
    </style:style>
    <style:style style:name="co13" style:family="table-column">
      <style:table-column-properties fo:break-before="auto" style:column-width="0.8799in"/>
    </style:style>
    <style:style style:name="co14" style:family="table-column">
      <style:table-column-properties fo:break-before="auto" style:column-width="0.8071in"/>
    </style:style>
    <style:style style:name="co15" style:family="table-column">
      <style:table-column-properties fo:break-before="auto" style:column-width="2.9937in"/>
    </style:style>
    <style:style style:name="co16" style:family="table-column">
      <style:table-column-properties fo:break-before="auto" style:column-width="0.8173in"/>
    </style:style>
    <style:style style:name="co17" style:family="table-column">
      <style:table-column-properties fo:break-before="auto" style:column-width="1.161in"/>
    </style:style>
    <style:style style:name="co18" style:family="table-column">
      <style:table-column-properties fo:break-before="auto" style:column-width="0.1866in"/>
    </style:style>
    <style:style style:name="co19" style:family="table-column">
      <style:table-column-properties fo:break-before="auto" style:column-width="0.8925in"/>
    </style:style>
    <style:style style:name="co20" style:family="table-column">
      <style:table-column-properties fo:break-before="auto" style:column-width="0.2445in"/>
    </style:style>
    <style:style style:name="co21" style:family="table-column">
      <style:table-column-properties fo:break-before="auto" style:column-width="1.8528in"/>
    </style:style>
    <style:style style:name="co22" style:family="table-column">
      <style:table-column-properties fo:break-before="auto" style:column-width="0.2654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data-style-name="N0"/>
  </office:automatic-styles>
  <office:body>
    <office:spreadsheet>
      <table:calculation-settings table:case-sensitive="false" table:automatic-find-labels="false" table:use-regular-expressions="false">
        <table:iteration table:maximum-difference="0.0001"/>
      </table:calculation-settings>
      <table:table table:name="issu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text:p>Id</text:p>
          </table:table-cell>
          <table:table-cell office:value-type="string">
            <text:p>Project</text:p>
          </table:table-cell>
          <table:table-cell office:value-type="string">
            <text:p>Reporter</text:p>
          </table:table-cell>
          <table:table-cell office:value-type="string">
            <text:p>Assigned To</text:p>
          </table:table-cell>
          <table:table-cell office:value-type="string">
            <text:p>Priority</text:p>
          </table:table-cell>
          <table:table-cell office:value-type="string">
            <text:p>Severity</text:p>
          </table:table-cell>
          <table:table-cell office:value-type="string">
            <text:p>Reproducibility</text:p>
          </table:table-cell>
          <table:table-cell office:value-type="string">
            <text:p>Product Version</text:p>
          </table:table-cell>
          <table:table-cell office:value-type="string">
            <text:p>Category</text:p>
          </table:table-cell>
          <table:table-cell office:value-type="string">
            <text:p>Date Submitted</text:p>
          </table:table-cell>
          <table:table-cell office:value-type="string">
            <text:p>OS</text:p>
          </table:table-cell>
          <table:table-cell office:value-type="string">
            <text:p>OS Version</text:p>
          </table:table-cell>
          <table:table-cell office:value-type="string">
            <text:p>Platform</text:p>
          </table:table-cell>
          <table:table-cell office:value-type="string">
            <text:p>View Status</text:p>
          </table:table-cell>
          <table:table-cell office:value-type="string">
            <text:p>Updated</text:p>
          </table:table-cell>
          <table:table-cell office:value-type="string">
            <text:p>Summary</text:p>
          </table:table-cell>
          <table:table-cell office:value-type="string">
            <text:p>Status</text:p>
          </table:table-cell>
          <table:table-cell office:value-type="string">
            <text:p>Resolution</text:p>
          </table:table-cell>
          <table:table-cell office:value-type="string">
            <text:p>Fixed in Version</text:p>
          </table:table-cell>
          <table:table-cell/>
          <table:table-cell office:value-type="string">
            <text:p>Description</text:p>
          </table:table-cell>
        </table:table-row>
        <table:table-row table:style-name="ro1">
          <table:table-cell office:value-type="float" office:value="30">
            <text:p>30</text:p>
          </table:table-cell>
          <table:table-cell office:value-type="string">
            <text:p>Aircraft Wireless 09-001</text:p>
          </table:table-cell>
          <table:table-cell office:value-type="string">
            <text:p>jperiod</text:p>
          </table:table-cell>
          <table:table-cell office:value-type="string">
            <text:p>fmason</text:p>
          </table:table-cell>
          <table:table-cell office:value-type="string">
            <text:p>normal</text:p>
          </table:table-cell>
          <table:table-cell office:value-type="string">
            <text:p>minor</text:p>
          </table:table-cell>
          <table:table-cell office:value-type="string">
            <text:p>always</text:p>
          </table:table-cell>
          <table:table-cell/>
          <table:table-cell office:value-type="string">
            <text:p>General</text:p>
          </table:table-cell>
          <table:table-cell office:value-type="string">
            <text:p>2014-09-17</text:p>
          </table:table-cell>
          <table:table-cell table:number-columns-repeated="3" office:value-type="string">
            <text:p>N/A</text:p>
          </table:table-cell>
          <table:table-cell office:value-type="string">
            <text:p>public</text:p>
          </table:table-cell>
          <table:table-cell office:value-type="string">
            <text:p>2014-09-17</text:p>
          </table:table-cell>
          <table:table-cell office:value-type="string">
            <text:p>Customers asking for field spares kit.</text:p>
          </table:table-cell>
          <table:table-cell office:value-type="string">
            <text:p>assigned</text:p>
          </table:table-cell>
          <table:table-cell office:value-type="string">
            <text:p>open</text:p>
          </table:table-cell>
          <table:table-cell/>
          <table:table-cell/>
          <table:table-cell table:style-name="Excel_20_Built-in_20_Normal" office:value-type="string">
            <text:p>Connectivity of PCB-type inductor in layout is incorrect.</text:p>
          </table:table-cell>
        </table:table-row>
        <table:table-row table:style-name="ro1">
          <table:table-cell office:value-type="float" office:value="29">
            <text:p>29</text:p>
          </table:table-cell>
          <table:table-cell office:value-type="string">
            <text:p>Aircraft Wireless 09-001</text:p>
          </table:table-cell>
          <table:table-cell office:value-type="string">
            <text:p>tswift</text:p>
          </table:table-cell>
          <table:table-cell office:value-type="string">
            <text:p>bjenks</text:p>
          </table:table-cell>
          <table:table-cell office:value-type="string">
            <text:p>normal</text:p>
          </table:table-cell>
          <table:table-cell office:value-type="string">
            <text:p>minor</text:p>
          </table:table-cell>
          <table:table-cell office:value-type="string">
            <text:p>always</text:p>
          </table:table-cell>
          <table:table-cell/>
          <table:table-cell office:value-type="string">
            <text:p>General</text:p>
          </table:table-cell>
          <table:table-cell office:value-type="string">
            <text:p>2014-09-17</text:p>
          </table:table-cell>
          <table:table-cell table:number-columns-repeated="3" office:value-type="string">
            <text:p>N/A</text:p>
          </table:table-cell>
          <table:table-cell office:value-type="string">
            <text:p>public</text:p>
          </table:table-cell>
          <table:table-cell office:value-type="string">
            <text:p>2014-09-17</text:p>
          </table:table-cell>
          <table:table-cell office:value-type="string">
            <text:p>Difficult assembly procedure</text:p>
          </table:table-cell>
          <table:table-cell office:value-type="string">
            <text:p>assigned</text:p>
          </table:table-cell>
          <table:table-cell office:value-type="string">
            <text:p>open</text:p>
          </table:table-cell>
          <table:table-cell/>
          <table:table-cell/>
          <table:table-cell table:style-name="Excel_20_Built-in_20_Normal" office:value-type="string">
            <text:p>Difficult to assemble and test PCA due to copper-side-up orientation. Orienting PCA component-side up allows for full access to components for debugging after assembly.</text:p>
          </table:table-cell>
        </table:table-row>
        <table:table-row table:style-name="ro1">
          <table:table-cell office:value-type="float" office:value="28">
            <text:p>28</text:p>
          </table:table-cell>
          <table:table-cell office:value-type="string">
            <text:p>Aircraft Wireless 09-001</text:p>
          </table:table-cell>
          <table:table-cell office:value-type="string">
            <text:p>tswift</text:p>
          </table:table-cell>
          <table:table-cell office:value-type="string">
            <text:p>bjenks</text:p>
          </table:table-cell>
          <table:table-cell office:value-type="string">
            <text:p>high</text:p>
          </table:table-cell>
          <table:table-cell office:value-type="string">
            <text:p>block</text:p>
          </table:table-cell>
          <table:table-cell office:value-type="string">
            <text:p>always</text:p>
          </table:table-cell>
          <table:table-cell/>
          <table:table-cell office:value-type="string">
            <text:p>General</text:p>
          </table:table-cell>
          <table:table-cell office:value-type="string">
            <text:p>2014-09-17</text:p>
          </table:table-cell>
          <table:table-cell table:number-columns-repeated="3" office:value-type="string">
            <text:p>N/A</text:p>
          </table:table-cell>
          <table:table-cell office:value-type="string">
            <text:p>public</text:p>
          </table:table-cell>
          <table:table-cell office:value-type="string">
            <text:p>2014-09-17</text:p>
          </table:table-cell>
          <table:table-cell office:value-type="string">
            <text:p>Incorrect PCB layout</text:p>
          </table:table-cell>
          <table:table-cell office:value-type="string">
            <text:p>closed</text:p>
          </table:table-cell>
          <table:table-cell office:value-type="string">
            <text:p>fixed</text:p>
          </table:table-cell>
          <table:table-cell/>
          <table:table-cell table:number-columns-repeated="2"/>
        </table:table-row>
        <table:table-row table:style-name="ro2">
          <table:table-cell office:value-type="float" office:value="17">
            <text:p>17</text:p>
          </table:table-cell>
          <table:table-cell office:value-type="string">
            <text:p>Aircraft Wireless 09-001</text:p>
          </table:table-cell>
          <table:table-cell office:value-type="string">
            <text:p>fmason</text:p>
          </table:table-cell>
          <table:table-cell office:value-type="string">
            <text:p>bjenks</text:p>
          </table:table-cell>
          <table:table-cell office:value-type="string">
            <text:p>none</text:p>
          </table:table-cell>
          <table:table-cell office:value-type="string">
            <text:p>minor</text:p>
          </table:table-cell>
          <table:table-cell office:value-type="string">
            <text:p>have not tried</text:p>
          </table:table-cell>
          <table:table-cell/>
          <table:table-cell office:value-type="string">
            <text:p>General</text:p>
          </table:table-cell>
          <table:table-cell office:value-type="string">
            <text:p>2012-12-31</text:p>
          </table:table-cell>
          <table:table-cell table:number-columns-repeated="3"/>
          <table:table-cell office:value-type="string">
            <text:p>public</text:p>
          </table:table-cell>
          <table:table-cell office:value-type="string">
            <text:p>2014-09-17</text:p>
          </table:table-cell>
          <table:table-cell office:value-type="string">
            <text:p>Iteration 1 - Release prototype PCA</text:p>
          </table:table-cell>
          <table:table-cell office:value-type="string">
            <text:p>closed</text:p>
          </table:table-cell>
          <table:table-cell office:value-type="string">
            <text:p>fixed</text:p>
          </table:table-cell>
          <table:table-cell/>
          <table:table-cell/>
          <table:table-cell table:style-name="ce1" office:value-type="string">
            <text:p>Release PN 20000004 Rev 00 with child parts and sub-assemblies for building a small number of prototype units. Assembly to include functional PCA, earphone, wire for stubby antenna and preliminary user manual (NO enclosure). Manufacturing process documentation to include product part breakdown structure diagram, work instruction for packing beta test units and a work instruction for fabricating PN 20000001 (custom inductor).</text:p>
          </table:table-cell>
        </table:table-row>
        <table:table-row table:style-name="ro2">
          <table:table-cell office:value-type="float" office:value="18">
            <text:p>18</text:p>
          </table:table-cell>
          <table:table-cell office:value-type="string">
            <text:p>Aircraft Wireless 09-001</text:p>
          </table:table-cell>
          <table:table-cell office:value-type="string">
            <text:p>fmason</text:p>
          </table:table-cell>
          <table:table-cell office:value-type="string">
            <text:p>bjenks</text:p>
          </table:table-cell>
          <table:table-cell office:value-type="string">
            <text:p>none</text:p>
          </table:table-cell>
          <table:table-cell office:value-type="string">
            <text:p>minor</text:p>
          </table:table-cell>
          <table:table-cell office:value-type="string">
            <text:p>have not tried</text:p>
          </table:table-cell>
          <table:table-cell/>
          <table:table-cell office:value-type="string">
            <text:p>General</text:p>
          </table:table-cell>
          <table:table-cell office:value-type="string">
            <text:p>2013-01-01</text:p>
          </table:table-cell>
          <table:table-cell table:number-columns-repeated="3"/>
          <table:table-cell office:value-type="string">
            <text:p>public</text:p>
          </table:table-cell>
          <table:table-cell office:value-type="string">
            <text:p>2014-09-17</text:p>
          </table:table-cell>
          <table:table-cell office:value-type="string">
            <text:p>Iteration 2 - Make PCB corrections</text:p>
          </table:table-cell>
          <table:table-cell office:value-type="string">
            <text:p>assigned</text:p>
          </table:table-cell>
          <table:table-cell office:value-type="string">
            <text:p>open</text:p>
          </table:table-cell>
          <table:table-cell/>
          <table:table-cell/>
          <table:table-cell table:style-name="ce1" office:value-type="string">
            <text:p>Revise schematic to correct connectivity of PCB-type inductor; revise PCB design to correct the inductor layout and mechanical dimensions (and generate new CAM files). Create PCB master drawing. Create PCA assembly drawing and work instruction. Update work instruction for custom inductor PN 20000001 to meet revised format requirements (rev level will not change as fit/form/function remains the same).</text:p>
          </table:table-cell>
        </table:table-row>
        <table:table-row table:style-name="ro2">
          <table:table-cell office:value-type="float" office:value="19">
            <text:p>19</text:p>
          </table:table-cell>
          <table:table-cell office:value-type="string">
            <text:p>Aircraft Wireless 09-001</text:p>
          </table:table-cell>
          <table:table-cell office:value-type="string">
            <text:p>fmason</text:p>
          </table:table-cell>
          <table:table-cell/>
          <table:table-cell office:value-type="string">
            <text:p>none</text:p>
          </table:table-cell>
          <table:table-cell office:value-type="string">
            <text:p>minor</text:p>
          </table:table-cell>
          <table:table-cell office:value-type="string">
            <text:p>have not tried</text:p>
          </table:table-cell>
          <table:table-cell/>
          <table:table-cell office:value-type="string">
            <text:p>General</text:p>
          </table:table-cell>
          <table:table-cell office:value-type="string">
            <text:p>2013-01-02</text:p>
          </table:table-cell>
          <table:table-cell table:number-columns-repeated="3"/>
          <table:table-cell office:value-type="string">
            <text:p>public</text:p>
          </table:table-cell>
          <table:table-cell office:value-type="string">
            <text:p>2014-09-17</text:p>
          </table:table-cell>
          <table:table-cell office:value-type="string">
            <text:p>Iteration 3 - Release marketing assembly</text:p>
          </table:table-cell>
          <table:table-cell office:value-type="string">
            <text:p>assigned</text:p>
          </table:table-cell>
          <table:table-cell office:value-type="string">
            <text:p>open</text:p>
          </table:table-cell>
          <table:table-cell/>
          <table:table-cell/>
          <table:table-cell table:style-name="ce1" office:value-type="string">
            <text:p>Re-structure product to meet product release requirements, including creation of new top-level marketing assembly part number. Product to include enclosure with hardware, user manual and earphone to be moved to marketing assembly, stubby antenna removed, user manual to be updated.</text:p>
          </table:table-cell>
        </table:table-row>
        <table:table-row table:style-name="ro2">
          <table:table-cell office:value-type="float" office:value="20">
            <text:p>20</text:p>
          </table:table-cell>
          <table:table-cell office:value-type="string">
            <text:p>Aircraft Wireless 09-001</text:p>
          </table:table-cell>
          <table:table-cell office:value-type="string">
            <text:p>fmason</text:p>
          </table:table-cell>
          <table:table-cell/>
          <table:table-cell office:value-type="string">
            <text:p>none</text:p>
          </table:table-cell>
          <table:table-cell office:value-type="string">
            <text:p>minor</text:p>
          </table:table-cell>
          <table:table-cell office:value-type="string">
            <text:p>have not tried</text:p>
          </table:table-cell>
          <table:table-cell/>
          <table:table-cell office:value-type="string">
            <text:p>General</text:p>
          </table:table-cell>
          <table:table-cell office:value-type="string">
            <text:p>2013-01-03</text:p>
          </table:table-cell>
          <table:table-cell table:number-columns-repeated="3"/>
          <table:table-cell office:value-type="string">
            <text:p>public</text:p>
          </table:table-cell>
          <table:table-cell office:value-type="string">
            <text:p>2014-09-17</text:p>
          </table:table-cell>
          <table:table-cell office:value-type="string">
            <text:p>Iteration 4 - Reduce cost and improve quality</text:p>
          </table:table-cell>
          <table:table-cell office:value-type="string">
            <text:p>assigned</text:p>
          </table:table-cell>
          <table:table-cell office:value-type="string">
            <text:p>open</text:p>
          </table:table-cell>
          <table:table-cell/>
          <table:table-cell/>
          <table:table-cell table:style-name="ce1" office:value-type="string">
            <text:p>Invert PCB in enclosure to aid assembly and test (requiring modifications to enclosure base and lid, including artwork). Update PCA assembly diagram and work instruction, update enclosure-level assembly diagram and work instruction.</text:p>
          </table:table-cell>
        </table:table-row>
        <table:table-row table:style-name="ro2">
          <table:table-cell office:value-type="float" office:value="21">
            <text:p>21</text:p>
          </table:table-cell>
          <table:table-cell office:value-type="string">
            <text:p>Aircraft Wireless 09-001</text:p>
          </table:table-cell>
          <table:table-cell office:value-type="string">
            <text:p>fmason</text:p>
          </table:table-cell>
          <table:table-cell office:value-type="string">
            <text:p>fmason</text:p>
          </table:table-cell>
          <table:table-cell office:value-type="string">
            <text:p>none</text:p>
          </table:table-cell>
          <table:table-cell office:value-type="string">
            <text:p>minor</text:p>
          </table:table-cell>
          <table:table-cell office:value-type="string">
            <text:p>have not tried</text:p>
          </table:table-cell>
          <table:table-cell/>
          <table:table-cell office:value-type="string">
            <text:p>General</text:p>
          </table:table-cell>
          <table:table-cell office:value-type="string">
            <text:p>2013-01-04</text:p>
          </table:table-cell>
          <table:table-cell table:number-columns-repeated="3"/>
          <table:table-cell office:value-type="string">
            <text:p>public</text:p>
          </table:table-cell>
          <table:table-cell office:value-type="string">
            <text:p>2014-09-17</text:p>
          </table:table-cell>
          <table:table-cell office:value-type="string">
            <text:p>Iteration 5 - Release field service kit</text:p>
          </table:table-cell>
          <table:table-cell office:value-type="string">
            <text:p>assigned</text:p>
          </table:table-cell>
          <table:table-cell office:value-type="string">
            <text:p>open</text:p>
          </table:table-cell>
          <table:table-cell/>
          <table:table-cell/>
          <table:table-cell table:style-name="ce1" office:value-type="string">
            <text:p>Create kit of parts found typically useful for field service.</text:p>
          </table:table-cell>
        </table:table-row>
        <table:table-row table:style-name="ro1" table:number-rows-repeated="1048566">
          <table:table-cell table:number-columns-repeated="21"/>
        </table:table-row>
        <table:table-row table:style-name="ro1">
          <table:table-cell table:number-columns-repeated="21"/>
        </table:table-row>
      </table:table>
      <table:table table:name="csv-1"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formula="of:=[issue.J1]" office:value-type="string" office:string-value="Date Submitted">
            <text:p>Date Submitted</text:p>
          </table:table-cell>
          <table:table-cell table:formula="of:=[issue.K1]" office:value-type="string" office:string-value="OS">
            <text:p>OS</text:p>
          </table:table-cell>
          <table:table-cell table:formula="of:=[issue.L1]" office:value-type="string" office:string-value="OS Version">
            <text:p>OS Version</text:p>
          </table:table-cell>
          <table:table-cell table:formula="of:=[issue.M1]" office:value-type="string" office:string-value="Platform">
            <text:p>Platform</text:p>
          </table:table-cell>
          <table:table-cell table:formula="of:=[issue.N1]" office:value-type="string" office:string-value="View Status">
            <text:p>View Status</text:p>
          </table:table-cell>
          <table:table-cell table:formula="of:=[issue.O1]" office:value-type="string" office:string-value="Updated">
            <text:p>Updated</text:p>
          </table:table-cell>
          <table:table-cell table:formula="of:=[issue.P1]" office:value-type="string" office:string-value="Summary">
            <text:p>Summary</text:p>
          </table:table-cell>
          <table:table-cell table:formula="of:=[issue.Q1]" office:value-type="string" office:string-value="Status">
            <text:p>Status</text:p>
          </table:table-cell>
          <table:table-cell table:formula="of:=[issue.R1]" office:value-type="string" office:string-value="Resolution">
            <text:p>Resolution</text:p>
          </table:table-cell>
          <table:table-cell table:formula="of:=[issue.S1]" office:value-type="string" office:string-value="Fixed in Version">
            <text:p>Fixed in Version</text:p>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formula="of:=[issue.S5]" office:value-type="float" office:value="0">
            <text:p>0</text:p>
          </table:table-cell>
        </table:table-row>
        <table:table-row table:style-name="ro1" table:number-rows-repeated="1048573">
          <table:table-cell table:number-columns-repeated="19"/>
        </table:table-row>
        <table:table-row table:style-name="ro1">
          <table:table-cell table:number-columns-repeated="19"/>
        </table:table-row>
      </table:table>
      <table:table table:name="csv-2" table:style-name="ta1" table:print="false">
        <office:forms form:automatic-focus="false" form:apply-design-mode="false"/>
        <table:table-column table:style-name="co20" table:default-cell-style-name="Default"/>
        <table:table-column table:style-name="co2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formula="of:=[issue.J1]" office:value-type="string" office:string-value="Date Submitted">
            <text:p>Date Submitted</text:p>
          </table:table-cell>
          <table:table-cell table:formula="of:=[issue.K1]" office:value-type="string" office:string-value="OS">
            <text:p>OS</text:p>
          </table:table-cell>
          <table:table-cell table:formula="of:=[issue.L1]" office:value-type="string" office:string-value="OS Version">
            <text:p>OS Version</text:p>
          </table:table-cell>
          <table:table-cell table:formula="of:=[issue.M1]" office:value-type="string" office:string-value="Platform">
            <text:p>Platform</text:p>
          </table:table-cell>
          <table:table-cell table:formula="of:=[issue.N1]" office:value-type="string" office:string-value="View Status">
            <text:p>View Status</text:p>
          </table:table-cell>
          <table:table-cell table:formula="of:=[issue.O1]" office:value-type="string" office:string-value="Updated">
            <text:p>Updated</text:p>
          </table:table-cell>
          <table:table-cell table:formula="of:=[issue.P1]" office:value-type="string" office:string-value="Summary">
            <text:p>Summary</text:p>
          </table:table-cell>
          <table:table-cell table:formula="of:=[issue.Q1]" office:value-type="string" office:string-value="Status">
            <text:p>Status</text:p>
          </table:table-cell>
          <table:table-cell table:formula="of:=[issue.R1]" office:value-type="string" office:string-value="Resolution">
            <text:p>Resolution</text:p>
          </table:table-cell>
          <table:table-cell table:formula="of:=[issue.S1]" office:value-type="string" office:string-value="Fixed in Version">
            <text:p>Fixed in Version</text:p>
          </table:table-cell>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formula="of:=[issue.J4]" office:value-type="string" office:string-value="2014-09-17">
            <text:p>2014-09-17</text:p>
          </table:table-cell>
          <table:table-cell table:formula="of:=[issue.K4]" office:value-type="string" office:string-value="N/A">
            <text:p>N/A</text:p>
          </table:table-cell>
          <table:table-cell table:formula="of:=[issue.L4]" office:value-type="string" office:string-value="N/A">
            <text:p>N/A</text:p>
          </table:table-cell>
          <table:table-cell table:formula="of:=[issue.M4]" office:value-type="string" office:string-value="N/A">
            <text:p>N/A</text:p>
          </table:table-cell>
          <table:table-cell table:formula="of:=[issue.N4]" office:value-type="string" office:string-value="public">
            <text:p>public</text:p>
          </table:table-cell>
          <table:table-cell table:formula="of:=[issue.O4]" office:value-type="string" office:string-value="2014-09-17">
            <text:p>2014-09-17</text:p>
          </table:table-cell>
          <table:table-cell table:formula="of:=[issue.P4]" office:value-type="string" office:string-value="Incorrect PCB layout">
            <text:p>Incorrect PCB layout</text:p>
          </table:table-cell>
          <table:table-cell table:formula="of:=[issue.Q4]" office:value-type="string" office:string-value="closed">
            <text:p>closed</text:p>
          </table:table-cell>
          <table:table-cell table:formula="of:=[issue.R4]" office:value-type="string" office:string-value="fixed">
            <text:p>fixed</text:p>
          </table:table-cell>
          <table:table-cell table:formula="of:=[issue.S4]" office:value-type="float" office:value="0">
            <text:p>0</text:p>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formula="of:=[issue.S5]" office:value-type="float" office:value="0">
            <text:p>0</text:p>
          </table:table-cell>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formula="of:=[issue.J6]" office:value-type="string" office:string-value="2013-01-01">
            <text:p>2013-01-01</text:p>
          </table:table-cell>
          <table:table-cell table:formula="of:=[issue.K6]" office:value-type="float" office:value="0">
            <text:p>0</text:p>
          </table:table-cell>
          <table:table-cell table:formula="of:=[issue.L6]" office:value-type="float" office:value="0">
            <text:p>0</text:p>
          </table:table-cell>
          <table:table-cell table:formula="of:=[issue.M6]" office:value-type="float" office:value="0">
            <text:p>0</text:p>
          </table:table-cell>
          <table:table-cell table:formula="of:=[issue.N6]" office:value-type="string" office:string-value="public">
            <text:p>public</text:p>
          </table:table-cell>
          <table:table-cell table:formula="of:=[issue.O6]" office:value-type="string" office:string-value="2014-09-17">
            <text:p>2014-09-17</text:p>
          </table:table-cell>
          <table:table-cell table:formula="of:=[issue.P6]" office:value-type="string" office:string-value="Iteration 2 - Make PCB corrections">
            <text:p>Iteration 2 - Make PCB corrections</text:p>
          </table:table-cell>
          <table:table-cell table:formula="of:=[issue.Q6]" office:value-type="string" office:string-value="assigned">
            <text:p>assigned</text:p>
          </table:table-cell>
          <table:table-cell table:formula="of:=[issue.R6]" office:value-type="string" office:string-value="open">
            <text:p>open</text:p>
          </table:table-cell>
          <table:table-cell table:formula="of:=[issue.S6]" office:value-type="float" office:value="0">
            <text:p>0</text:p>
          </table:table-cell>
        </table:table-row>
        <table:table-row table:style-name="ro1" table:number-rows-repeated="1048571">
          <table:table-cell table:number-columns-repeated="19"/>
        </table:table-row>
        <table:table-row table:style-name="ro1">
          <table:table-cell table:number-columns-repeated="19"/>
        </table:table-row>
      </table:table>
      <table:table table:name="csv-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formula="of:=[issue.J1]" office:value-type="string" office:string-value="Date Submitted">
            <text:p>Date Submitted</text:p>
          </table:table-cell>
          <table:table-cell table:formula="of:=[issue.K1]" office:value-type="string" office:string-value="OS">
            <text:p>OS</text:p>
          </table:table-cell>
          <table:table-cell table:formula="of:=[issue.L1]" office:value-type="string" office:string-value="OS Version">
            <text:p>OS Version</text:p>
          </table:table-cell>
          <table:table-cell table:formula="of:=[issue.M1]" office:value-type="string" office:string-value="Platform">
            <text:p>Platform</text:p>
          </table:table-cell>
          <table:table-cell table:formula="of:=[issue.N1]" office:value-type="string" office:string-value="View Status">
            <text:p>View Status</text:p>
          </table:table-cell>
          <table:table-cell table:formula="of:=[issue.O1]" office:value-type="string" office:string-value="Updated">
            <text:p>Updated</text:p>
          </table:table-cell>
          <table:table-cell table:formula="of:=[issue.P1]" office:value-type="string" office:string-value="Summary">
            <text:p>Summary</text:p>
          </table:table-cell>
          <table:table-cell table:formula="of:=[issue.Q1]" office:value-type="string" office:string-value="Status">
            <text:p>Status</text:p>
          </table:table-cell>
          <table:table-cell table:formula="of:=[issue.R1]" office:value-type="string" office:string-value="Resolution">
            <text:p>Resolution</text:p>
          </table:table-cell>
          <table:table-cell table:formula="of:=[issue.S1]" office:value-type="string" office:string-value="Fixed in Version">
            <text:p>Fixed in Version</text:p>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formula="of:=[issue.S5]" office:value-type="float" office:value="0">
            <text:p>0</text:p>
          </table:table-cell>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formula="of:=[issue.J6]" office:value-type="string" office:string-value="2013-01-01">
            <text:p>2013-01-01</text:p>
          </table:table-cell>
          <table:table-cell table:formula="of:=[issue.K6]" office:value-type="float" office:value="0">
            <text:p>0</text:p>
          </table:table-cell>
          <table:table-cell table:formula="of:=[issue.L6]" office:value-type="float" office:value="0">
            <text:p>0</text:p>
          </table:table-cell>
          <table:table-cell table:formula="of:=[issue.M6]" office:value-type="float" office:value="0">
            <text:p>0</text:p>
          </table:table-cell>
          <table:table-cell table:formula="of:=[issue.N6]" office:value-type="string" office:string-value="public">
            <text:p>public</text:p>
          </table:table-cell>
          <table:table-cell table:formula="of:=[issue.O6]" office:value-type="string" office:string-value="2014-09-17">
            <text:p>2014-09-17</text:p>
          </table:table-cell>
          <table:table-cell table:formula="of:=[issue.P6]" office:value-type="string" office:string-value="Iteration 2 - Make PCB corrections">
            <text:p>Iteration 2 - Make PCB corrections</text:p>
          </table:table-cell>
          <table:table-cell table:formula="of:=[issue.Q6]" office:value-type="string" office:string-value="assigned">
            <text:p>assigned</text:p>
          </table:table-cell>
          <table:table-cell table:formula="of:=[issue.R6]" office:value-type="string" office:string-value="open">
            <text:p>open</text:p>
          </table:table-cell>
          <table:table-cell table:formula="of:=[issue.S6]" office:value-type="float" office:value="0">
            <text:p>0</text:p>
          </table:table-cell>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formula="of:=[issue.J4]" office:value-type="string" office:string-value="2014-09-17">
            <text:p>2014-09-17</text:p>
          </table:table-cell>
          <table:table-cell table:formula="of:=[issue.K4]" office:value-type="string" office:string-value="N/A">
            <text:p>N/A</text:p>
          </table:table-cell>
          <table:table-cell table:formula="of:=[issue.L4]" office:value-type="string" office:string-value="N/A">
            <text:p>N/A</text:p>
          </table:table-cell>
          <table:table-cell table:formula="of:=[issue.M4]" office:value-type="string" office:string-value="N/A">
            <text:p>N/A</text:p>
          </table:table-cell>
          <table:table-cell table:formula="of:=[issue.N4]" office:value-type="string" office:string-value="public">
            <text:p>public</text:p>
          </table:table-cell>
          <table:table-cell table:formula="of:=[issue.O4]" office:value-type="string" office:string-value="2014-09-17">
            <text:p>2014-09-17</text:p>
          </table:table-cell>
          <table:table-cell table:formula="of:=[issue.P4]" office:value-type="string" office:string-value="Incorrect PCB layout">
            <text:p>Incorrect PCB layout</text:p>
          </table:table-cell>
          <table:table-cell table:formula="of:=[issue.Q4]" office:value-type="string" office:string-value="closed">
            <text:p>closed</text:p>
          </table:table-cell>
          <table:table-cell table:formula="of:=[issue.R4]" office:value-type="string" office:string-value="fixed">
            <text:p>fixed</text:p>
          </table:table-cell>
          <table:table-cell table:formula="of:=[issue.S4]" office:value-type="float" office:value="0">
            <text:p>0</text:p>
          </table:table-cell>
        </table:table-row>
        <table:table-row table:style-name="ro1">
          <table:table-cell table:formula="of:=[issue.A7]" office:value-type="float" office:value="19">
            <text:p>19</text:p>
          </table:table-cell>
          <table:table-cell table:formula="of:=[issue.B7]" office:value-type="string" office:string-value="Aircraft Wireless 09-001">
            <text:p>Aircraft Wireless 09-001</text:p>
          </table:table-cell>
          <table:table-cell table:formula="of:=[issue.C7]" office:value-type="string" office:string-value="fmason">
            <text:p>fmason</text:p>
          </table:table-cell>
          <table:table-cell/>
          <table:table-cell table:formula="of:=[issue.E7]" office:value-type="string" office:string-value="none">
            <text:p>none</text:p>
          </table:table-cell>
          <table:table-cell table:formula="of:=[issue.F7]" office:value-type="string" office:string-value="minor">
            <text:p>minor</text:p>
          </table:table-cell>
          <table:table-cell table:formula="of:=[issue.G7]" office:value-type="string" office:string-value="have not tried">
            <text:p>have not tried</text:p>
          </table:table-cell>
          <table:table-cell table:formula="of:=[issue.H7]" office:value-type="float" office:value="0">
            <text:p>0</text:p>
          </table:table-cell>
          <table:table-cell table:formula="of:=[issue.I7]" office:value-type="string" office:string-value="General">
            <text:p>General</text:p>
          </table:table-cell>
          <table:table-cell table:formula="of:=[issue.J7]" office:value-type="string" office:string-value="2013-01-02">
            <text:p>2013-01-02</text:p>
          </table:table-cell>
          <table:table-cell table:formula="of:=[issue.K7]" office:value-type="float" office:value="0">
            <text:p>0</text:p>
          </table:table-cell>
          <table:table-cell table:formula="of:=[issue.L7]" office:value-type="float" office:value="0">
            <text:p>0</text:p>
          </table:table-cell>
          <table:table-cell table:formula="of:=[issue.M7]" office:value-type="float" office:value="0">
            <text:p>0</text:p>
          </table:table-cell>
          <table:table-cell table:formula="of:=[issue.N7]" office:value-type="string" office:string-value="public">
            <text:p>public</text:p>
          </table:table-cell>
          <table:table-cell table:formula="of:=[issue.O7]" office:value-type="string" office:string-value="2014-09-17">
            <text:p>2014-09-17</text:p>
          </table:table-cell>
          <table:table-cell table:formula="of:=[issue.P7]" office:value-type="string" office:string-value="Iteration 3 - Release marketing assembly">
            <text:p>Iteration 3 - Release marketing assembly</text:p>
          </table:table-cell>
          <table:table-cell table:formula="of:=[issue.Q7]" office:value-type="string" office:string-value="assigned">
            <text:p>assigned</text:p>
          </table:table-cell>
          <table:table-cell table:formula="of:=[issue.R7]" office:value-type="string" office:string-value="open">
            <text:p>open</text:p>
          </table:table-cell>
          <table:table-cell table:formula="of:=[issue.S7]" office:value-type="float" office:value="0">
            <text:p>0</text:p>
          </table:table-cell>
        </table:table-row>
        <table:table-row table:style-name="ro1" table:number-rows-repeated="1048570">
          <table:table-cell table:number-columns-repeated="19"/>
        </table:table-row>
        <table:table-row table:style-name="ro1">
          <table:table-cell table:number-columns-repeated="19"/>
        </table:table-row>
      </table:table>
      <table:table table:name="csv-4"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formula="of:=[issue.J1]" office:value-type="string" office:string-value="Date Submitted">
            <text:p>Date Submitted</text:p>
          </table:table-cell>
          <table:table-cell table:formula="of:=[issue.K1]" office:value-type="string" office:string-value="OS">
            <text:p>OS</text:p>
          </table:table-cell>
          <table:table-cell table:formula="of:=[issue.L1]" office:value-type="string" office:string-value="OS Version">
            <text:p>OS Version</text:p>
          </table:table-cell>
          <table:table-cell table:formula="of:=[issue.M1]" office:value-type="string" office:string-value="Platform">
            <text:p>Platform</text:p>
          </table:table-cell>
          <table:table-cell table:formula="of:=[issue.N1]" office:value-type="string" office:string-value="View Status">
            <text:p>View Status</text:p>
          </table:table-cell>
          <table:table-cell table:formula="of:=[issue.O1]" office:value-type="string" office:string-value="Updated">
            <text:p>Updated</text:p>
          </table:table-cell>
          <table:table-cell table:formula="of:=[issue.P1]" office:value-type="string" office:string-value="Summary">
            <text:p>Summary</text:p>
          </table:table-cell>
          <table:table-cell table:formula="of:=[issue.Q1]" office:value-type="string" office:string-value="Status">
            <text:p>Status</text:p>
          </table:table-cell>
          <table:table-cell table:formula="of:=[issue.R1]" office:value-type="string" office:string-value="Resolution">
            <text:p>Resolution</text:p>
          </table:table-cell>
          <table:table-cell table:formula="of:=[issue.S1]" office:value-type="string" office:string-value="Fixed in Version">
            <text:p>Fixed in Version</text:p>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formula="of:=[issue.S5]" office:value-type="float" office:value="0">
            <text:p>0</text:p>
          </table:table-cell>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formula="of:=[issue.J6]" office:value-type="string" office:string-value="2013-01-01">
            <text:p>2013-01-01</text:p>
          </table:table-cell>
          <table:table-cell table:formula="of:=[issue.K6]" office:value-type="float" office:value="0">
            <text:p>0</text:p>
          </table:table-cell>
          <table:table-cell table:formula="of:=[issue.L6]" office:value-type="float" office:value="0">
            <text:p>0</text:p>
          </table:table-cell>
          <table:table-cell table:formula="of:=[issue.M6]" office:value-type="float" office:value="0">
            <text:p>0</text:p>
          </table:table-cell>
          <table:table-cell table:formula="of:=[issue.N6]" office:value-type="string" office:string-value="public">
            <text:p>public</text:p>
          </table:table-cell>
          <table:table-cell table:formula="of:=[issue.O6]" office:value-type="string" office:string-value="2014-09-17">
            <text:p>2014-09-17</text:p>
          </table:table-cell>
          <table:table-cell table:formula="of:=[issue.P6]" office:value-type="string" office:string-value="Iteration 2 - Make PCB corrections">
            <text:p>Iteration 2 - Make PCB corrections</text:p>
          </table:table-cell>
          <table:table-cell table:formula="of:=[issue.Q6]" office:value-type="string" office:string-value="assigned">
            <text:p>assigned</text:p>
          </table:table-cell>
          <table:table-cell table:formula="of:=[issue.R6]" office:value-type="string" office:string-value="open">
            <text:p>open</text:p>
          </table:table-cell>
          <table:table-cell table:formula="of:=[issue.S6]" office:value-type="float" office:value="0">
            <text:p>0</text:p>
          </table:table-cell>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formula="of:=[issue.J4]" office:value-type="string" office:string-value="2014-09-17">
            <text:p>2014-09-17</text:p>
          </table:table-cell>
          <table:table-cell table:formula="of:=[issue.K4]" office:value-type="string" office:string-value="N/A">
            <text:p>N/A</text:p>
          </table:table-cell>
          <table:table-cell table:formula="of:=[issue.L4]" office:value-type="string" office:string-value="N/A">
            <text:p>N/A</text:p>
          </table:table-cell>
          <table:table-cell table:formula="of:=[issue.M4]" office:value-type="string" office:string-value="N/A">
            <text:p>N/A</text:p>
          </table:table-cell>
          <table:table-cell table:formula="of:=[issue.N4]" office:value-type="string" office:string-value="public">
            <text:p>public</text:p>
          </table:table-cell>
          <table:table-cell table:formula="of:=[issue.O4]" office:value-type="string" office:string-value="2014-09-17">
            <text:p>2014-09-17</text:p>
          </table:table-cell>
          <table:table-cell table:formula="of:=[issue.P4]" office:value-type="string" office:string-value="Incorrect PCB layout">
            <text:p>Incorrect PCB layout</text:p>
          </table:table-cell>
          <table:table-cell table:formula="of:=[issue.Q4]" office:value-type="string" office:string-value="closed">
            <text:p>closed</text:p>
          </table:table-cell>
          <table:table-cell table:formula="of:=[issue.R4]" office:value-type="string" office:string-value="fixed">
            <text:p>fixed</text:p>
          </table:table-cell>
          <table:table-cell table:formula="of:=[issue.S4]" office:value-type="float" office:value="0">
            <text:p>0</text:p>
          </table:table-cell>
        </table:table-row>
        <table:table-row table:style-name="ro1">
          <table:table-cell table:formula="of:=[issue.A7]" office:value-type="float" office:value="19">
            <text:p>19</text:p>
          </table:table-cell>
          <table:table-cell table:formula="of:=[issue.B7]" office:value-type="string" office:string-value="Aircraft Wireless 09-001">
            <text:p>Aircraft Wireless 09-001</text:p>
          </table:table-cell>
          <table:table-cell table:formula="of:=[issue.C7]" office:value-type="string" office:string-value="fmason">
            <text:p>fmason</text:p>
          </table:table-cell>
          <table:table-cell/>
          <table:table-cell table:formula="of:=[issue.E7]" office:value-type="string" office:string-value="none">
            <text:p>none</text:p>
          </table:table-cell>
          <table:table-cell table:formula="of:=[issue.F7]" office:value-type="string" office:string-value="minor">
            <text:p>minor</text:p>
          </table:table-cell>
          <table:table-cell table:formula="of:=[issue.G7]" office:value-type="string" office:string-value="have not tried">
            <text:p>have not tried</text:p>
          </table:table-cell>
          <table:table-cell table:formula="of:=[issue.H7]" office:value-type="float" office:value="0">
            <text:p>0</text:p>
          </table:table-cell>
          <table:table-cell table:formula="of:=[issue.I7]" office:value-type="string" office:string-value="General">
            <text:p>General</text:p>
          </table:table-cell>
          <table:table-cell table:formula="of:=[issue.J7]" office:value-type="string" office:string-value="2013-01-02">
            <text:p>2013-01-02</text:p>
          </table:table-cell>
          <table:table-cell table:formula="of:=[issue.K7]" office:value-type="float" office:value="0">
            <text:p>0</text:p>
          </table:table-cell>
          <table:table-cell table:formula="of:=[issue.L7]" office:value-type="float" office:value="0">
            <text:p>0</text:p>
          </table:table-cell>
          <table:table-cell table:formula="of:=[issue.M7]" office:value-type="float" office:value="0">
            <text:p>0</text:p>
          </table:table-cell>
          <table:table-cell table:formula="of:=[issue.N7]" office:value-type="string" office:string-value="public">
            <text:p>public</text:p>
          </table:table-cell>
          <table:table-cell table:formula="of:=[issue.O7]" office:value-type="string" office:string-value="2014-09-17">
            <text:p>2014-09-17</text:p>
          </table:table-cell>
          <table:table-cell table:formula="of:=[issue.P7]" office:value-type="string" office:string-value="Iteration 3 - Release marketing assembly">
            <text:p>Iteration 3 - Release marketing assembly</text:p>
          </table:table-cell>
          <table:table-cell table:formula="of:=[issue.Q7]" office:value-type="string" office:string-value="assigned">
            <text:p>assigned</text:p>
          </table:table-cell>
          <table:table-cell table:formula="of:=[issue.R7]" office:value-type="string" office:string-value="open">
            <text:p>open</text:p>
          </table:table-cell>
          <table:table-cell table:formula="of:=[issue.S7]" office:value-type="float" office:value="0">
            <text:p>0</text:p>
          </table:table-cell>
        </table:table-row>
        <table:table-row table:style-name="ro1">
          <table:table-cell table:formula="of:=[issue.A3]" office:value-type="float" office:value="29">
            <text:p>29</text:p>
          </table:table-cell>
          <table:table-cell table:formula="of:=[issue.B3]" office:value-type="string" office:string-value="Aircraft Wireless 09-001">
            <text:p>Aircraft Wireless 09-001</text:p>
          </table:table-cell>
          <table:table-cell table:formula="of:=[issue.C3]" office:value-type="string" office:string-value="tswift">
            <text:p>tswift</text:p>
          </table:table-cell>
          <table:table-cell table:formula="of:=[issue.D3]" office:value-type="string" office:string-value="bjenks">
            <text:p>bjenks</text:p>
          </table:table-cell>
          <table:table-cell table:formula="of:=[issue.E3]" office:value-type="string" office:string-value="normal">
            <text:p>normal</text:p>
          </table:table-cell>
          <table:table-cell table:formula="of:=[issue.F3]" office:value-type="string" office:string-value="minor">
            <text:p>minor</text:p>
          </table:table-cell>
          <table:table-cell table:formula="of:=[issue.G3]" office:value-type="string" office:string-value="always">
            <text:p>always</text:p>
          </table:table-cell>
          <table:table-cell table:formula="of:=[issue.H3]" office:value-type="float" office:value="0">
            <text:p>0</text:p>
          </table:table-cell>
          <table:table-cell table:formula="of:=[issue.I3]" office:value-type="string" office:string-value="General">
            <text:p>General</text:p>
          </table:table-cell>
          <table:table-cell table:formula="of:=[issue.J3]" office:value-type="string" office:string-value="2014-09-17">
            <text:p>2014-09-17</text:p>
          </table:table-cell>
          <table:table-cell table:formula="of:=[issue.K3]" office:value-type="string" office:string-value="N/A">
            <text:p>N/A</text:p>
          </table:table-cell>
          <table:table-cell table:formula="of:=[issue.L3]" office:value-type="string" office:string-value="N/A">
            <text:p>N/A</text:p>
          </table:table-cell>
          <table:table-cell table:formula="of:=[issue.M3]" office:value-type="string" office:string-value="N/A">
            <text:p>N/A</text:p>
          </table:table-cell>
          <table:table-cell table:formula="of:=[issue.N3]" office:value-type="string" office:string-value="public">
            <text:p>public</text:p>
          </table:table-cell>
          <table:table-cell table:formula="of:=[issue.O3]" office:value-type="string" office:string-value="2014-09-17">
            <text:p>2014-09-17</text:p>
          </table:table-cell>
          <table:table-cell table:formula="of:=[issue.P3]" office:value-type="string" office:string-value="Difficult assembly procedure">
            <text:p>Difficult assembly procedure</text:p>
          </table:table-cell>
          <table:table-cell table:formula="of:=[issue.Q3]" office:value-type="string" office:string-value="assigned">
            <text:p>assigned</text:p>
          </table:table-cell>
          <table:table-cell table:formula="of:=[issue.R3]" office:value-type="string" office:string-value="open">
            <text:p>open</text:p>
          </table:table-cell>
          <table:table-cell table:formula="of:=[issue.S3]" office:value-type="float" office:value="0">
            <text:p>0</text:p>
          </table:table-cell>
        </table:table-row>
        <table:table-row table:style-name="ro1">
          <table:table-cell table:formula="of:=[issue.A8]" office:value-type="float" office:value="20">
            <text:p>20</text:p>
          </table:table-cell>
          <table:table-cell table:formula="of:=[issue.B8]" office:value-type="string" office:string-value="Aircraft Wireless 09-001">
            <text:p>Aircraft Wireless 09-001</text:p>
          </table:table-cell>
          <table:table-cell table:formula="of:=[issue.C8]" office:value-type="string" office:string-value="fmason">
            <text:p>fmason</text:p>
          </table:table-cell>
          <table:table-cell/>
          <table:table-cell table:formula="of:=[issue.E8]" office:value-type="string" office:string-value="none">
            <text:p>none</text:p>
          </table:table-cell>
          <table:table-cell table:formula="of:=[issue.F8]" office:value-type="string" office:string-value="minor">
            <text:p>minor</text:p>
          </table:table-cell>
          <table:table-cell table:formula="of:=[issue.G8]" office:value-type="string" office:string-value="have not tried">
            <text:p>have not tried</text:p>
          </table:table-cell>
          <table:table-cell table:formula="of:=[issue.H8]" office:value-type="float" office:value="0">
            <text:p>0</text:p>
          </table:table-cell>
          <table:table-cell table:formula="of:=[issue.I8]" office:value-type="string" office:string-value="General">
            <text:p>General</text:p>
          </table:table-cell>
          <table:table-cell table:formula="of:=[issue.J8]" office:value-type="string" office:string-value="2013-01-03">
            <text:p>2013-01-03</text:p>
          </table:table-cell>
          <table:table-cell table:formula="of:=[issue.K8]" office:value-type="float" office:value="0">
            <text:p>0</text:p>
          </table:table-cell>
          <table:table-cell table:formula="of:=[issue.L8]" office:value-type="float" office:value="0">
            <text:p>0</text:p>
          </table:table-cell>
          <table:table-cell table:formula="of:=[issue.M8]" office:value-type="float" office:value="0">
            <text:p>0</text:p>
          </table:table-cell>
          <table:table-cell table:formula="of:=[issue.N8]" office:value-type="string" office:string-value="public">
            <text:p>public</text:p>
          </table:table-cell>
          <table:table-cell table:formula="of:=[issue.O8]" office:value-type="string" office:string-value="2014-09-17">
            <text:p>2014-09-17</text:p>
          </table:table-cell>
          <table:table-cell table:formula="of:=[issue.P8]" office:value-type="string" office:string-value="Iteration 4 - Reduce cost and improve quality">
            <text:p>Iteration 4 - Reduce cost and improve quality</text:p>
          </table:table-cell>
          <table:table-cell table:formula="of:=[issue.Q8]" office:value-type="string" office:string-value="assigned">
            <text:p>assigned</text:p>
          </table:table-cell>
          <table:table-cell table:formula="of:=[issue.R8]" office:value-type="string" office:string-value="open">
            <text:p>open</text:p>
          </table:table-cell>
          <table:table-cell table:formula="of:=[issue.S8]" office:value-type="float" office:value="0">
            <text:p>0</text:p>
          </table:table-cell>
        </table:table-row>
        <table:table-row table:style-name="ro1" table:number-rows-repeated="1048568">
          <table:table-cell table:number-columns-repeated="19"/>
        </table:table-row>
        <table:table-row table:style-name="ro1">
          <table:table-cell table:number-columns-repeated="19"/>
        </table:table-row>
      </table:table>
      <table:table table:name="csv-5" table:style-name="ta1" table:print="false">
        <office:forms form:automatic-focus="false" form:apply-design-mode="false"/>
        <table:table-column table:style-name="co2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formula="of:=[issue.J1]" office:value-type="string" office:string-value="Date Submitted">
            <text:p>Date Submitted</text:p>
          </table:table-cell>
          <table:table-cell table:formula="of:=[issue.K1]" office:value-type="string" office:string-value="OS">
            <text:p>OS</text:p>
          </table:table-cell>
          <table:table-cell table:formula="of:=[issue.L1]" office:value-type="string" office:string-value="OS Version">
            <text:p>OS Version</text:p>
          </table:table-cell>
          <table:table-cell table:formula="of:=[issue.M1]" office:value-type="string" office:string-value="Platform">
            <text:p>Platform</text:p>
          </table:table-cell>
          <table:table-cell table:formula="of:=[issue.N1]" office:value-type="string" office:string-value="View Status">
            <text:p>View Status</text:p>
          </table:table-cell>
          <table:table-cell table:formula="of:=[issue.O1]" office:value-type="string" office:string-value="Updated">
            <text:p>Updated</text:p>
          </table:table-cell>
          <table:table-cell table:formula="of:=[issue.P1]" office:value-type="string" office:string-value="Summary">
            <text:p>Summary</text:p>
          </table:table-cell>
          <table:table-cell table:formula="of:=[issue.Q1]" office:value-type="string" office:string-value="Status">
            <text:p>Status</text:p>
          </table:table-cell>
          <table:table-cell table:formula="of:=[issue.R1]" office:value-type="string" office:string-value="Resolution">
            <text:p>Resolution</text:p>
          </table:table-cell>
          <table:table-cell table:formula="of:=[issue.S1]" office:value-type="string" office:string-value="Fixed in Version">
            <text:p>Fixed in Version</text:p>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formula="of:=[issue.S5]" office:value-type="float" office:value="0">
            <text:p>0</text:p>
          </table:table-cell>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formula="of:=[issue.J6]" office:value-type="string" office:string-value="2013-01-01">
            <text:p>2013-01-01</text:p>
          </table:table-cell>
          <table:table-cell table:formula="of:=[issue.K6]" office:value-type="float" office:value="0">
            <text:p>0</text:p>
          </table:table-cell>
          <table:table-cell table:formula="of:=[issue.L6]" office:value-type="float" office:value="0">
            <text:p>0</text:p>
          </table:table-cell>
          <table:table-cell table:formula="of:=[issue.M6]" office:value-type="float" office:value="0">
            <text:p>0</text:p>
          </table:table-cell>
          <table:table-cell table:formula="of:=[issue.N6]" office:value-type="string" office:string-value="public">
            <text:p>public</text:p>
          </table:table-cell>
          <table:table-cell table:formula="of:=[issue.O6]" office:value-type="string" office:string-value="2014-09-17">
            <text:p>2014-09-17</text:p>
          </table:table-cell>
          <table:table-cell table:formula="of:=[issue.P6]" office:value-type="string" office:string-value="Iteration 2 - Make PCB corrections">
            <text:p>Iteration 2 - Make PCB corrections</text:p>
          </table:table-cell>
          <table:table-cell table:formula="of:=[issue.Q6]" office:value-type="string" office:string-value="assigned">
            <text:p>assigned</text:p>
          </table:table-cell>
          <table:table-cell table:formula="of:=[issue.R6]" office:value-type="string" office:string-value="open">
            <text:p>open</text:p>
          </table:table-cell>
          <table:table-cell table:formula="of:=[issue.S6]" office:value-type="float" office:value="0">
            <text:p>0</text:p>
          </table:table-cell>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formula="of:=[issue.J4]" office:value-type="string" office:string-value="2014-09-17">
            <text:p>2014-09-17</text:p>
          </table:table-cell>
          <table:table-cell table:formula="of:=[issue.K4]" office:value-type="string" office:string-value="N/A">
            <text:p>N/A</text:p>
          </table:table-cell>
          <table:table-cell table:formula="of:=[issue.L4]" office:value-type="string" office:string-value="N/A">
            <text:p>N/A</text:p>
          </table:table-cell>
          <table:table-cell table:formula="of:=[issue.M4]" office:value-type="string" office:string-value="N/A">
            <text:p>N/A</text:p>
          </table:table-cell>
          <table:table-cell table:formula="of:=[issue.N4]" office:value-type="string" office:string-value="public">
            <text:p>public</text:p>
          </table:table-cell>
          <table:table-cell table:formula="of:=[issue.O4]" office:value-type="string" office:string-value="2014-09-17">
            <text:p>2014-09-17</text:p>
          </table:table-cell>
          <table:table-cell table:formula="of:=[issue.P4]" office:value-type="string" office:string-value="Incorrect PCB layout">
            <text:p>Incorrect PCB layout</text:p>
          </table:table-cell>
          <table:table-cell table:formula="of:=[issue.Q4]" office:value-type="string" office:string-value="closed">
            <text:p>closed</text:p>
          </table:table-cell>
          <table:table-cell table:formula="of:=[issue.R4]" office:value-type="string" office:string-value="fixed">
            <text:p>fixed</text:p>
          </table:table-cell>
          <table:table-cell table:formula="of:=[issue.S4]" office:value-type="float" office:value="0">
            <text:p>0</text:p>
          </table:table-cell>
        </table:table-row>
        <table:table-row table:style-name="ro1">
          <table:table-cell table:formula="of:=[issue.A7]" office:value-type="float" office:value="19">
            <text:p>19</text:p>
          </table:table-cell>
          <table:table-cell table:formula="of:=[issue.B7]" office:value-type="string" office:string-value="Aircraft Wireless 09-001">
            <text:p>Aircraft Wireless 09-001</text:p>
          </table:table-cell>
          <table:table-cell table:formula="of:=[issue.C7]" office:value-type="string" office:string-value="fmason">
            <text:p>fmason</text:p>
          </table:table-cell>
          <table:table-cell/>
          <table:table-cell table:formula="of:=[issue.E7]" office:value-type="string" office:string-value="none">
            <text:p>none</text:p>
          </table:table-cell>
          <table:table-cell table:formula="of:=[issue.F7]" office:value-type="string" office:string-value="minor">
            <text:p>minor</text:p>
          </table:table-cell>
          <table:table-cell table:formula="of:=[issue.G7]" office:value-type="string" office:string-value="have not tried">
            <text:p>have not tried</text:p>
          </table:table-cell>
          <table:table-cell table:formula="of:=[issue.H7]" office:value-type="float" office:value="0">
            <text:p>0</text:p>
          </table:table-cell>
          <table:table-cell table:formula="of:=[issue.I7]" office:value-type="string" office:string-value="General">
            <text:p>General</text:p>
          </table:table-cell>
          <table:table-cell table:formula="of:=[issue.J7]" office:value-type="string" office:string-value="2013-01-02">
            <text:p>2013-01-02</text:p>
          </table:table-cell>
          <table:table-cell table:formula="of:=[issue.K7]" office:value-type="float" office:value="0">
            <text:p>0</text:p>
          </table:table-cell>
          <table:table-cell table:formula="of:=[issue.L7]" office:value-type="float" office:value="0">
            <text:p>0</text:p>
          </table:table-cell>
          <table:table-cell table:formula="of:=[issue.M7]" office:value-type="float" office:value="0">
            <text:p>0</text:p>
          </table:table-cell>
          <table:table-cell table:formula="of:=[issue.N7]" office:value-type="string" office:string-value="public">
            <text:p>public</text:p>
          </table:table-cell>
          <table:table-cell table:formula="of:=[issue.O7]" office:value-type="string" office:string-value="2014-09-17">
            <text:p>2014-09-17</text:p>
          </table:table-cell>
          <table:table-cell table:formula="of:=[issue.P7]" office:value-type="string" office:string-value="Iteration 3 - Release marketing assembly">
            <text:p>Iteration 3 - Release marketing assembly</text:p>
          </table:table-cell>
          <table:table-cell table:formula="of:=[issue.Q7]" office:value-type="string" office:string-value="assigned">
            <text:p>assigned</text:p>
          </table:table-cell>
          <table:table-cell table:formula="of:=[issue.R7]" office:value-type="string" office:string-value="open">
            <text:p>open</text:p>
          </table:table-cell>
          <table:table-cell table:formula="of:=[issue.S7]" office:value-type="float" office:value="0">
            <text:p>0</text:p>
          </table:table-cell>
        </table:table-row>
        <table:table-row table:style-name="ro1">
          <table:table-cell table:formula="of:=[issue.A3]" office:value-type="float" office:value="29">
            <text:p>29</text:p>
          </table:table-cell>
          <table:table-cell table:formula="of:=[issue.B3]" office:value-type="string" office:string-value="Aircraft Wireless 09-001">
            <text:p>Aircraft Wireless 09-001</text:p>
          </table:table-cell>
          <table:table-cell table:formula="of:=[issue.C3]" office:value-type="string" office:string-value="tswift">
            <text:p>tswift</text:p>
          </table:table-cell>
          <table:table-cell table:formula="of:=[issue.D3]" office:value-type="string" office:string-value="bjenks">
            <text:p>bjenks</text:p>
          </table:table-cell>
          <table:table-cell table:formula="of:=[issue.E3]" office:value-type="string" office:string-value="normal">
            <text:p>normal</text:p>
          </table:table-cell>
          <table:table-cell table:formula="of:=[issue.F3]" office:value-type="string" office:string-value="minor">
            <text:p>minor</text:p>
          </table:table-cell>
          <table:table-cell table:formula="of:=[issue.G3]" office:value-type="string" office:string-value="always">
            <text:p>always</text:p>
          </table:table-cell>
          <table:table-cell table:formula="of:=[issue.H3]" office:value-type="float" office:value="0">
            <text:p>0</text:p>
          </table:table-cell>
          <table:table-cell table:formula="of:=[issue.I3]" office:value-type="string" office:string-value="General">
            <text:p>General</text:p>
          </table:table-cell>
          <table:table-cell table:formula="of:=[issue.J3]" office:value-type="string" office:string-value="2014-09-17">
            <text:p>2014-09-17</text:p>
          </table:table-cell>
          <table:table-cell table:formula="of:=[issue.K3]" office:value-type="string" office:string-value="N/A">
            <text:p>N/A</text:p>
          </table:table-cell>
          <table:table-cell table:formula="of:=[issue.L3]" office:value-type="string" office:string-value="N/A">
            <text:p>N/A</text:p>
          </table:table-cell>
          <table:table-cell table:formula="of:=[issue.M3]" office:value-type="string" office:string-value="N/A">
            <text:p>N/A</text:p>
          </table:table-cell>
          <table:table-cell table:formula="of:=[issue.N3]" office:value-type="string" office:string-value="public">
            <text:p>public</text:p>
          </table:table-cell>
          <table:table-cell table:formula="of:=[issue.O3]" office:value-type="string" office:string-value="2014-09-17">
            <text:p>2014-09-17</text:p>
          </table:table-cell>
          <table:table-cell table:formula="of:=[issue.P3]" office:value-type="string" office:string-value="Difficult assembly procedure">
            <text:p>Difficult assembly procedure</text:p>
          </table:table-cell>
          <table:table-cell table:formula="of:=[issue.Q3]" office:value-type="string" office:string-value="assigned">
            <text:p>assigned</text:p>
          </table:table-cell>
          <table:table-cell table:formula="of:=[issue.R3]" office:value-type="string" office:string-value="open">
            <text:p>open</text:p>
          </table:table-cell>
          <table:table-cell table:formula="of:=[issue.S3]" office:value-type="float" office:value="0">
            <text:p>0</text:p>
          </table:table-cell>
        </table:table-row>
        <table:table-row table:style-name="ro1">
          <table:table-cell table:formula="of:=[issue.A8]" office:value-type="float" office:value="20">
            <text:p>20</text:p>
          </table:table-cell>
          <table:table-cell table:formula="of:=[issue.B8]" office:value-type="string" office:string-value="Aircraft Wireless 09-001">
            <text:p>Aircraft Wireless 09-001</text:p>
          </table:table-cell>
          <table:table-cell table:formula="of:=[issue.C8]" office:value-type="string" office:string-value="fmason">
            <text:p>fmason</text:p>
          </table:table-cell>
          <table:table-cell/>
          <table:table-cell table:formula="of:=[issue.E8]" office:value-type="string" office:string-value="none">
            <text:p>none</text:p>
          </table:table-cell>
          <table:table-cell table:formula="of:=[issue.F8]" office:value-type="string" office:string-value="minor">
            <text:p>minor</text:p>
          </table:table-cell>
          <table:table-cell table:formula="of:=[issue.G8]" office:value-type="string" office:string-value="have not tried">
            <text:p>have not tried</text:p>
          </table:table-cell>
          <table:table-cell table:formula="of:=[issue.H8]" office:value-type="float" office:value="0">
            <text:p>0</text:p>
          </table:table-cell>
          <table:table-cell table:formula="of:=[issue.I8]" office:value-type="string" office:string-value="General">
            <text:p>General</text:p>
          </table:table-cell>
          <table:table-cell table:formula="of:=[issue.J8]" office:value-type="string" office:string-value="2013-01-03">
            <text:p>2013-01-03</text:p>
          </table:table-cell>
          <table:table-cell table:formula="of:=[issue.K8]" office:value-type="float" office:value="0">
            <text:p>0</text:p>
          </table:table-cell>
          <table:table-cell table:formula="of:=[issue.L8]" office:value-type="float" office:value="0">
            <text:p>0</text:p>
          </table:table-cell>
          <table:table-cell table:formula="of:=[issue.M8]" office:value-type="float" office:value="0">
            <text:p>0</text:p>
          </table:table-cell>
          <table:table-cell table:formula="of:=[issue.N8]" office:value-type="string" office:string-value="public">
            <text:p>public</text:p>
          </table:table-cell>
          <table:table-cell table:formula="of:=[issue.O8]" office:value-type="string" office:string-value="2014-09-17">
            <text:p>2014-09-17</text:p>
          </table:table-cell>
          <table:table-cell table:formula="of:=[issue.P8]" office:value-type="string" office:string-value="Iteration 4 - Reduce cost and improve quality">
            <text:p>Iteration 4 - Reduce cost and improve quality</text:p>
          </table:table-cell>
          <table:table-cell table:formula="of:=[issue.Q8]" office:value-type="string" office:string-value="assigned">
            <text:p>assigned</text:p>
          </table:table-cell>
          <table:table-cell table:formula="of:=[issue.R8]" office:value-type="string" office:string-value="open">
            <text:p>open</text:p>
          </table:table-cell>
          <table:table-cell table:formula="of:=[issue.S8]" office:value-type="float" office:value="0">
            <text:p>0</text:p>
          </table:table-cell>
        </table:table-row>
        <table:table-row table:style-name="ro1">
          <table:table-cell table:formula="of:=[issue.A2]" office:value-type="float" office:value="30">
            <text:p>30</text:p>
          </table:table-cell>
          <table:table-cell table:formula="of:=[issue.B2]" office:value-type="string" office:string-value="Aircraft Wireless 09-001">
            <text:p>Aircraft Wireless 09-001</text:p>
          </table:table-cell>
          <table:table-cell table:formula="of:=[issue.C2]" office:value-type="string" office:string-value="jperiod">
            <text:p>jperiod</text:p>
          </table:table-cell>
          <table:table-cell table:formula="of:=[issue.D2]" office:value-type="string" office:string-value="fmason">
            <text:p>fmason</text:p>
          </table:table-cell>
          <table:table-cell table:formula="of:=[issue.E2]" office:value-type="string" office:string-value="normal">
            <text:p>normal</text:p>
          </table:table-cell>
          <table:table-cell table:formula="of:=[issue.F2]" office:value-type="string" office:string-value="minor">
            <text:p>minor</text:p>
          </table:table-cell>
          <table:table-cell table:formula="of:=[issue.G2]" office:value-type="string" office:string-value="always">
            <text:p>always</text:p>
          </table:table-cell>
          <table:table-cell table:formula="of:=[issue.H2]" office:value-type="float" office:value="0">
            <text:p>0</text:p>
          </table:table-cell>
          <table:table-cell table:formula="of:=[issue.I2]" office:value-type="string" office:string-value="General">
            <text:p>General</text:p>
          </table:table-cell>
          <table:table-cell table:formula="of:=[issue.J2]" office:value-type="string" office:string-value="2014-09-17">
            <text:p>2014-09-17</text:p>
          </table:table-cell>
          <table:table-cell table:formula="of:=[issue.K2]" office:value-type="string" office:string-value="N/A">
            <text:p>N/A</text:p>
          </table:table-cell>
          <table:table-cell table:formula="of:=[issue.L2]" office:value-type="string" office:string-value="N/A">
            <text:p>N/A</text:p>
          </table:table-cell>
          <table:table-cell table:formula="of:=[issue.M2]" office:value-type="string" office:string-value="N/A">
            <text:p>N/A</text:p>
          </table:table-cell>
          <table:table-cell table:formula="of:=[issue.N2]" office:value-type="string" office:string-value="public">
            <text:p>public</text:p>
          </table:table-cell>
          <table:table-cell table:formula="of:=[issue.O2]" office:value-type="string" office:string-value="2014-09-17">
            <text:p>2014-09-17</text:p>
          </table:table-cell>
          <table:table-cell table:formula="of:=[issue.P2]" office:value-type="string" office:string-value="Customers asking for field spares kit.">
            <text:p>Customers asking for field spares kit.</text:p>
          </table:table-cell>
          <table:table-cell table:formula="of:=[issue.Q2]" office:value-type="string" office:string-value="assigned">
            <text:p>assigned</text:p>
          </table:table-cell>
          <table:table-cell table:formula="of:=[issue.R2]" office:value-type="string" office:string-value="open">
            <text:p>open</text:p>
          </table:table-cell>
          <table:table-cell table:formula="of:=[issue.S2]" office:value-type="float" office:value="0">
            <text:p>0</text:p>
          </table:table-cell>
        </table:table-row>
        <table:table-row table:style-name="ro1">
          <table:table-cell table:formula="of:=[issue.A9]" office:value-type="float" office:value="21">
            <text:p>21</text:p>
          </table:table-cell>
          <table:table-cell table:formula="of:=[issue.B9]" office:value-type="string" office:string-value="Aircraft Wireless 09-001">
            <text:p>Aircraft Wireless 09-001</text:p>
          </table:table-cell>
          <table:table-cell table:formula="of:=[issue.C9]" office:value-type="string" office:string-value="fmason">
            <text:p>fmason</text:p>
          </table:table-cell>
          <table:table-cell table:formula="of:=[issue.D9]" office:value-type="string" office:string-value="fmason">
            <text:p>fmason</text:p>
          </table:table-cell>
          <table:table-cell table:formula="of:=[issue.E9]" office:value-type="string" office:string-value="none">
            <text:p>none</text:p>
          </table:table-cell>
          <table:table-cell table:formula="of:=[issue.F9]" office:value-type="string" office:string-value="minor">
            <text:p>minor</text:p>
          </table:table-cell>
          <table:table-cell table:formula="of:=[issue.G9]" office:value-type="string" office:string-value="have not tried">
            <text:p>have not tried</text:p>
          </table:table-cell>
          <table:table-cell table:formula="of:=[issue.H9]" office:value-type="float" office:value="0">
            <text:p>0</text:p>
          </table:table-cell>
          <table:table-cell table:formula="of:=[issue.I9]" office:value-type="string" office:string-value="General">
            <text:p>General</text:p>
          </table:table-cell>
          <table:table-cell table:formula="of:=[issue.J9]" office:value-type="string" office:string-value="2013-01-04">
            <text:p>2013-01-04</text:p>
          </table:table-cell>
          <table:table-cell table:formula="of:=[issue.K9]" office:value-type="float" office:value="0">
            <text:p>0</text:p>
          </table:table-cell>
          <table:table-cell table:formula="of:=[issue.L9]" office:value-type="float" office:value="0">
            <text:p>0</text:p>
          </table:table-cell>
          <table:table-cell table:formula="of:=[issue.M9]" office:value-type="float" office:value="0">
            <text:p>0</text:p>
          </table:table-cell>
          <table:table-cell table:formula="of:=[issue.N9]" office:value-type="string" office:string-value="public">
            <text:p>public</text:p>
          </table:table-cell>
          <table:table-cell table:formula="of:=[issue.O9]" office:value-type="string" office:string-value="2014-09-17">
            <text:p>2014-09-17</text:p>
          </table:table-cell>
          <table:table-cell table:formula="of:=[issue.P9]" office:value-type="string" office:string-value="Iteration 5 - Release field service kit">
            <text:p>Iteration 5 - Release field service kit</text:p>
          </table:table-cell>
          <table:table-cell table:formula="of:=[issue.Q9]" office:value-type="string" office:string-value="assigned">
            <text:p>assigned</text:p>
          </table:table-cell>
          <table:table-cell table:formula="of:=[issue.R9]" office:value-type="string" office:string-value="open">
            <text:p>open</text:p>
          </table:table-cell>
          <table:table-cell table:formula="of:=[issue.S9]" office:value-type="float" office:value="0">
            <text:p>0</text:p>
          </table:table-cell>
        </table:table-row>
        <table:table-row table:style-name="ro1" table:number-rows-repeated="1048566">
          <table:table-cell table:number-columns-repeated="19"/>
        </table:table-row>
        <table:table-row table:style-name="ro1">
          <table:table-cell table:number-columns-repeated="19"/>
        </table:table-row>
      </table:table>
      <table:table table:name="issue-tryton" table:style-name="ta2" table:print="false">
        <office:forms form:automatic-focus="false" form:apply-design-mode="false"/>
        <table:table-column table:style-name="co22"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3" table:default-cell-style-name="Excel_20_Built-in_20_Normal"/>
        <table:table-column table:style-name="co19" table:number-columns-repeated="1015" table:default-cell-style-name="Excel_20_Built-in_20_Normal"/>
        <table:table-row table:style-name="ro1">
          <table:table-cell table:formula="of:=[issue.A1]" office:value-type="string" office:string-value="Id">
            <text:p>Id</text:p>
          </table:table-cell>
          <table:table-cell table:formula="of:=[issue.B1]" office:value-type="string" office:string-value="Project">
            <text:p>Project</text:p>
          </table:table-cell>
          <table:table-cell table:formula="of:=[issue.C1]" office:value-type="string" office:string-value="Reporter">
            <text:p>Reporter</text:p>
          </table:table-cell>
          <table:table-cell table:formula="of:=[issue.D1]" office:value-type="string" office:string-value="Assigned To">
            <text:p>Assigned To</text:p>
          </table:table-cell>
          <table:table-cell table:formula="of:=[issue.E1]" office:value-type="string" office:string-value="Priority">
            <text:p>Priority</text:p>
          </table:table-cell>
          <table:table-cell table:formula="of:=[issue.F1]" office:value-type="string" office:string-value="Severity">
            <text:p>Severity</text:p>
          </table:table-cell>
          <table:table-cell table:formula="of:=[issue.G1]" office:value-type="string" office:string-value="Reproducibility">
            <text:p>Reproducibility</text:p>
          </table:table-cell>
          <table:table-cell table:formula="of:=[issue.H1]" office:value-type="string" office:string-value="Product Version">
            <text:p>Product Version</text:p>
          </table:table-cell>
          <table:table-cell table:formula="of:=[issue.I1]" office:value-type="string" office:string-value="Category">
            <text:p>Category</text:p>
          </table:table-cell>
          <table:table-cell table:number-columns-repeated="1015"/>
        </table:table-row>
        <table:table-row table:style-name="ro1">
          <table:table-cell table:formula="of:=[issue.A2]" office:value-type="float" office:value="30">
            <text:p>30</text:p>
          </table:table-cell>
          <table:table-cell table:formula="of:=[issue.B2]" office:value-type="string" office:string-value="Aircraft Wireless 09-001">
            <text:p>Aircraft Wireless 09-001</text:p>
          </table:table-cell>
          <table:table-cell table:formula="of:=[issue.C2]" office:value-type="string" office:string-value="jperiod">
            <text:p>jperiod</text:p>
          </table:table-cell>
          <table:table-cell table:formula="of:=[issue.D2]" office:value-type="string" office:string-value="fmason">
            <text:p>fmason</text:p>
          </table:table-cell>
          <table:table-cell table:formula="of:=[issue.E2]" office:value-type="string" office:string-value="normal">
            <text:p>normal</text:p>
          </table:table-cell>
          <table:table-cell table:formula="of:=[issue.F2]" office:value-type="string" office:string-value="minor">
            <text:p>minor</text:p>
          </table:table-cell>
          <table:table-cell table:formula="of:=[issue.G2]" office:value-type="string" office:string-value="always">
            <text:p>always</text:p>
          </table:table-cell>
          <table:table-cell table:formula="of:=[issue.H2]" office:value-type="float" office:value="0">
            <text:p>0</text:p>
          </table:table-cell>
          <table:table-cell table:formula="of:=[issue.I2]" office:value-type="string" office:string-value="General">
            <text:p>General</text:p>
          </table:table-cell>
          <table:table-cell table:number-columns-repeated="1015"/>
        </table:table-row>
        <table:table-row table:style-name="ro1">
          <table:table-cell table:formula="of:=[issue.A3]" office:value-type="float" office:value="29">
            <text:p>29</text:p>
          </table:table-cell>
          <table:table-cell table:formula="of:=[issue.B3]" office:value-type="string" office:string-value="Aircraft Wireless 09-001">
            <text:p>Aircraft Wireless 09-001</text:p>
          </table:table-cell>
          <table:table-cell table:formula="of:=[issue.C3]" office:value-type="string" office:string-value="tswift">
            <text:p>tswift</text:p>
          </table:table-cell>
          <table:table-cell table:formula="of:=[issue.D3]" office:value-type="string" office:string-value="bjenks">
            <text:p>bjenks</text:p>
          </table:table-cell>
          <table:table-cell table:formula="of:=[issue.E3]" office:value-type="string" office:string-value="normal">
            <text:p>normal</text:p>
          </table:table-cell>
          <table:table-cell table:formula="of:=[issue.F3]" office:value-type="string" office:string-value="minor">
            <text:p>minor</text:p>
          </table:table-cell>
          <table:table-cell table:formula="of:=[issue.G3]" office:value-type="string" office:string-value="always">
            <text:p>always</text:p>
          </table:table-cell>
          <table:table-cell table:formula="of:=[issue.H3]" office:value-type="float" office:value="0">
            <text:p>0</text:p>
          </table:table-cell>
          <table:table-cell table:formula="of:=[issue.I3]" office:value-type="string" office:string-value="General">
            <text:p>General</text:p>
          </table:table-cell>
          <table:table-cell table:number-columns-repeated="1015"/>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number-columns-repeated="1015"/>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number-columns-repeated="1015"/>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number-columns-repeated="1015"/>
        </table:table-row>
        <table:table-row table:style-name="ro1">
          <table:table-cell table:formula="of:=[issue.A7]" office:value-type="float" office:value="19">
            <text:p>19</text:p>
          </table:table-cell>
          <table:table-cell table:formula="of:=[issue.B7]" office:value-type="string" office:string-value="Aircraft Wireless 09-001">
            <text:p>Aircraft Wireless 09-001</text:p>
          </table:table-cell>
          <table:table-cell table:formula="of:=[issue.C7]" office:value-type="string" office:string-value="fmason">
            <text:p>fmason</text:p>
          </table:table-cell>
          <table:table-cell table:style-name="Default"/>
          <table:table-cell table:formula="of:=[issue.E7]" office:value-type="string" office:string-value="none">
            <text:p>none</text:p>
          </table:table-cell>
          <table:table-cell table:formula="of:=[issue.F7]" office:value-type="string" office:string-value="minor">
            <text:p>minor</text:p>
          </table:table-cell>
          <table:table-cell table:formula="of:=[issue.G7]" office:value-type="string" office:string-value="have not tried">
            <text:p>have not tried</text:p>
          </table:table-cell>
          <table:table-cell table:formula="of:=[issue.H7]" office:value-type="float" office:value="0">
            <text:p>0</text:p>
          </table:table-cell>
          <table:table-cell table:formula="of:=[issue.I7]" office:value-type="string" office:string-value="General">
            <text:p>General</text:p>
          </table:table-cell>
          <table:table-cell table:number-columns-repeated="1015"/>
        </table:table-row>
        <table:table-row table:style-name="ro1">
          <table:table-cell table:formula="of:=[issue.A8]" office:value-type="float" office:value="20">
            <text:p>20</text:p>
          </table:table-cell>
          <table:table-cell table:formula="of:=[issue.B8]" office:value-type="string" office:string-value="Aircraft Wireless 09-001">
            <text:p>Aircraft Wireless 09-001</text:p>
          </table:table-cell>
          <table:table-cell table:formula="of:=[issue.C8]" office:value-type="string" office:string-value="fmason">
            <text:p>fmason</text:p>
          </table:table-cell>
          <table:table-cell table:style-name="Default"/>
          <table:table-cell table:formula="of:=[issue.E8]" office:value-type="string" office:string-value="none">
            <text:p>none</text:p>
          </table:table-cell>
          <table:table-cell table:formula="of:=[issue.F8]" office:value-type="string" office:string-value="minor">
            <text:p>minor</text:p>
          </table:table-cell>
          <table:table-cell table:formula="of:=[issue.G8]" office:value-type="string" office:string-value="have not tried">
            <text:p>have not tried</text:p>
          </table:table-cell>
          <table:table-cell table:formula="of:=[issue.H8]" office:value-type="float" office:value="0">
            <text:p>0</text:p>
          </table:table-cell>
          <table:table-cell table:formula="of:=[issue.I8]" office:value-type="string" office:string-value="General">
            <text:p>General</text:p>
          </table:table-cell>
          <table:table-cell table:number-columns-repeated="1015"/>
        </table:table-row>
        <table:table-row table:style-name="ro1">
          <table:table-cell table:formula="of:=[issue.A9]" office:value-type="float" office:value="21">
            <text:p>21</text:p>
          </table:table-cell>
          <table:table-cell table:formula="of:=[issue.B9]" office:value-type="string" office:string-value="Aircraft Wireless 09-001">
            <text:p>Aircraft Wireless 09-001</text:p>
          </table:table-cell>
          <table:table-cell table:formula="of:=[issue.C9]" office:value-type="string" office:string-value="fmason">
            <text:p>fmason</text:p>
          </table:table-cell>
          <table:table-cell table:formula="of:=[issue.D9]" office:value-type="string" office:string-value="fmason">
            <text:p>fmason</text:p>
          </table:table-cell>
          <table:table-cell table:formula="of:=[issue.E9]" office:value-type="string" office:string-value="none">
            <text:p>none</text:p>
          </table:table-cell>
          <table:table-cell table:formula="of:=[issue.F9]" office:value-type="string" office:string-value="minor">
            <text:p>minor</text:p>
          </table:table-cell>
          <table:table-cell table:formula="of:=[issue.G9]" office:value-type="string" office:string-value="have not tried">
            <text:p>have not tried</text:p>
          </table:table-cell>
          <table:table-cell table:formula="of:=[issue.H9]" office:value-type="float" office:value="0">
            <text:p>0</text:p>
          </table:table-cell>
          <table:table-cell table:formula="of:=[issue.I9]" office:value-type="string" office:string-value="General">
            <text:p>General</text:p>
          </table:table-cell>
          <table:table-cell table:number-columns-repeated="1015"/>
        </table:table-row>
        <table:table-row table:style-name="ro1" table:number-rows-repeated="1048566">
          <table:table-cell table:number-columns-repeated="1024"/>
        </table:table-row>
        <table:table-row table:style-name="ro1">
          <table:table-cell table:number-columns-repeated="1024"/>
        </table:table-row>
      </table:table>
      <table:table table:name="issue-mantis" table:style-name="ta1" table:print="false">
        <office:forms form:automatic-focus="false" form:apply-design-mode="false"/>
        <table:table-column table:style-name="co2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row table:style-name="ro2">
          <table:table-cell office:value-type="string">
            <text:p>Id</text:p>
          </table:table-cell>
          <table:table-cell office:value-type="string">
            <text:p>Project</text:p>
          </table:table-cell>
          <table:table-cell office:value-type="string">
            <text:p>Reporter</text:p>
          </table:table-cell>
          <table:table-cell office:value-type="string">
            <text:p>Assigned To</text:p>
          </table:table-cell>
          <table:table-cell office:value-type="string">
            <text:p>Priority</text:p>
          </table:table-cell>
          <table:table-cell office:value-type="string">
            <text:p>Severity</text:p>
          </table:table-cell>
          <table:table-cell office:value-type="string">
            <text:p>Reproducibility</text:p>
          </table:table-cell>
          <table:table-cell office:value-type="string">
            <text:p>Product Version</text:p>
          </table:table-cell>
          <table:table-cell office:value-type="string">
            <text:p>Category</text:p>
          </table:table-cell>
          <table:table-cell office:value-type="string">
            <text:p>Date Submitted</text:p>
          </table:table-cell>
          <table:table-cell office:value-type="string">
            <text:p>OS</text:p>
          </table:table-cell>
          <table:table-cell office:value-type="string">
            <text:p>OS Version</text:p>
          </table:table-cell>
          <table:table-cell office:value-type="string">
            <text:p>Platform</text:p>
          </table:table-cell>
          <table:table-cell office:value-type="string">
            <text:p>View Status</text:p>
          </table:table-cell>
          <table:table-cell office:value-type="string">
            <text:p>Updated</text:p>
          </table:table-cell>
          <table:table-cell office:value-type="string">
            <text:p>Summary</text:p>
          </table:table-cell>
          <table:table-cell office:value-type="string">
            <text:p>Status</text:p>
          </table:table-cell>
          <table:table-cell office:value-type="string">
            <text:p>Resolution</text:p>
          </table:table-cell>
          <table:table-cell office:value-type="string">
            <text:p>Fixed in Version</text:p>
          </table:table-cell>
        </table:table-row>
        <table:table-row table:style-name="ro1">
          <table:table-cell table:formula="of:=[issue.A2]" office:value-type="float" office:value="30">
            <text:p>30</text:p>
          </table:table-cell>
          <table:table-cell table:formula="of:=[issue.B2]" office:value-type="string" office:string-value="Aircraft Wireless 09-001">
            <text:p>Aircraft Wireless 09-001</text:p>
          </table:table-cell>
          <table:table-cell table:formula="of:=[issue.C2]" office:value-type="string" office:string-value="jperiod">
            <text:p>jperiod</text:p>
          </table:table-cell>
          <table:table-cell table:formula="of:=[issue.D2]" office:value-type="string" office:string-value="fmason">
            <text:p>fmason</text:p>
          </table:table-cell>
          <table:table-cell table:formula="of:=[issue.E2]" office:value-type="string" office:string-value="normal">
            <text:p>normal</text:p>
          </table:table-cell>
          <table:table-cell table:formula="of:=[issue.F2]" office:value-type="string" office:string-value="minor">
            <text:p>minor</text:p>
          </table:table-cell>
          <table:table-cell table:formula="of:=[issue.G2]" office:value-type="string" office:string-value="always">
            <text:p>always</text:p>
          </table:table-cell>
          <table:table-cell table:formula="of:=[issue.H2]" office:value-type="float" office:value="0">
            <text:p>0</text:p>
          </table:table-cell>
          <table:table-cell table:formula="of:=[issue.I2]" office:value-type="string" office:string-value="General">
            <text:p>General</text:p>
          </table:table-cell>
          <table:table-cell table:formula="of:=[issue.J2]" office:value-type="string" office:string-value="2014-09-17">
            <text:p>2014-09-17</text:p>
          </table:table-cell>
          <table:table-cell table:formula="of:=[issue.K2]" office:value-type="string" office:string-value="N/A">
            <text:p>N/A</text:p>
          </table:table-cell>
          <table:table-cell table:formula="of:=[issue.L2]" office:value-type="string" office:string-value="N/A">
            <text:p>N/A</text:p>
          </table:table-cell>
          <table:table-cell table:formula="of:=[issue.M2]" office:value-type="string" office:string-value="N/A">
            <text:p>N/A</text:p>
          </table:table-cell>
          <table:table-cell table:formula="of:=[issue.N2]" office:value-type="string" office:string-value="public">
            <text:p>public</text:p>
          </table:table-cell>
          <table:table-cell table:formula="of:=[issue.O2]" office:value-type="string" office:string-value="2014-09-17">
            <text:p>2014-09-17</text:p>
          </table:table-cell>
          <table:table-cell table:formula="of:=[issue.P2]" office:value-type="string" office:string-value="Customers asking for field spares kit.">
            <text:p>Customers asking for field spares kit.</text:p>
          </table:table-cell>
          <table:table-cell table:formula="of:=[issue.Q2]" office:value-type="string" office:string-value="assigned">
            <text:p>assigned</text:p>
          </table:table-cell>
          <table:table-cell table:formula="of:=[issue.R2]" office:value-type="string" office:string-value="open">
            <text:p>open</text:p>
          </table:table-cell>
          <table:table-cell/>
        </table:table-row>
        <table:table-row table:style-name="ro1">
          <table:table-cell table:formula="of:=[issue.A3]" office:value-type="float" office:value="29">
            <text:p>29</text:p>
          </table:table-cell>
          <table:table-cell table:formula="of:=[issue.B3]" office:value-type="string" office:string-value="Aircraft Wireless 09-001">
            <text:p>Aircraft Wireless 09-001</text:p>
          </table:table-cell>
          <table:table-cell table:formula="of:=[issue.C3]" office:value-type="string" office:string-value="tswift">
            <text:p>tswift</text:p>
          </table:table-cell>
          <table:table-cell table:formula="of:=[issue.D3]" office:value-type="string" office:string-value="bjenks">
            <text:p>bjenks</text:p>
          </table:table-cell>
          <table:table-cell table:formula="of:=[issue.E3]" office:value-type="string" office:string-value="normal">
            <text:p>normal</text:p>
          </table:table-cell>
          <table:table-cell table:formula="of:=[issue.F3]" office:value-type="string" office:string-value="minor">
            <text:p>minor</text:p>
          </table:table-cell>
          <table:table-cell table:formula="of:=[issue.G3]" office:value-type="string" office:string-value="always">
            <text:p>always</text:p>
          </table:table-cell>
          <table:table-cell table:formula="of:=[issue.H3]" office:value-type="float" office:value="0">
            <text:p>0</text:p>
          </table:table-cell>
          <table:table-cell table:formula="of:=[issue.I3]" office:value-type="string" office:string-value="General">
            <text:p>General</text:p>
          </table:table-cell>
          <table:table-cell table:formula="of:=[issue.J3]" office:value-type="string" office:string-value="2014-09-17">
            <text:p>2014-09-17</text:p>
          </table:table-cell>
          <table:table-cell table:formula="of:=[issue.K3]" office:value-type="string" office:string-value="N/A">
            <text:p>N/A</text:p>
          </table:table-cell>
          <table:table-cell table:formula="of:=[issue.L3]" office:value-type="string" office:string-value="N/A">
            <text:p>N/A</text:p>
          </table:table-cell>
          <table:table-cell table:formula="of:=[issue.M3]" office:value-type="string" office:string-value="N/A">
            <text:p>N/A</text:p>
          </table:table-cell>
          <table:table-cell table:formula="of:=[issue.N3]" office:value-type="string" office:string-value="public">
            <text:p>public</text:p>
          </table:table-cell>
          <table:table-cell table:formula="of:=[issue.O3]" office:value-type="string" office:string-value="2014-09-17">
            <text:p>2014-09-17</text:p>
          </table:table-cell>
          <table:table-cell table:formula="of:=[issue.P3]" office:value-type="string" office:string-value="Difficult assembly procedure">
            <text:p>Difficult assembly procedure</text:p>
          </table:table-cell>
          <table:table-cell table:formula="of:=[issue.Q3]" office:value-type="string" office:string-value="assigned">
            <text:p>assigned</text:p>
          </table:table-cell>
          <table:table-cell table:formula="of:=[issue.R3]" office:value-type="string" office:string-value="open">
            <text:p>open</text:p>
          </table:table-cell>
          <table:table-cell/>
        </table:table-row>
        <table:table-row table:style-name="ro1">
          <table:table-cell table:formula="of:=[issue.A4]" office:value-type="float" office:value="28">
            <text:p>28</text:p>
          </table:table-cell>
          <table:table-cell table:formula="of:=[issue.B4]" office:value-type="string" office:string-value="Aircraft Wireless 09-001">
            <text:p>Aircraft Wireless 09-001</text:p>
          </table:table-cell>
          <table:table-cell table:formula="of:=[issue.C4]" office:value-type="string" office:string-value="tswift">
            <text:p>tswift</text:p>
          </table:table-cell>
          <table:table-cell table:formula="of:=[issue.D4]" office:value-type="string" office:string-value="bjenks">
            <text:p>bjenks</text:p>
          </table:table-cell>
          <table:table-cell table:formula="of:=[issue.E4]" office:value-type="string" office:string-value="high">
            <text:p>high</text:p>
          </table:table-cell>
          <table:table-cell table:formula="of:=[issue.F4]" office:value-type="string" office:string-value="block">
            <text:p>block</text:p>
          </table:table-cell>
          <table:table-cell table:formula="of:=[issue.G4]" office:value-type="string" office:string-value="always">
            <text:p>always</text:p>
          </table:table-cell>
          <table:table-cell table:formula="of:=[issue.H4]" office:value-type="float" office:value="0">
            <text:p>0</text:p>
          </table:table-cell>
          <table:table-cell table:formula="of:=[issue.I4]" office:value-type="string" office:string-value="General">
            <text:p>General</text:p>
          </table:table-cell>
          <table:table-cell table:formula="of:=[issue.J4]" office:value-type="string" office:string-value="2014-09-17">
            <text:p>2014-09-17</text:p>
          </table:table-cell>
          <table:table-cell table:formula="of:=[issue.K4]" office:value-type="string" office:string-value="N/A">
            <text:p>N/A</text:p>
          </table:table-cell>
          <table:table-cell table:formula="of:=[issue.L4]" office:value-type="string" office:string-value="N/A">
            <text:p>N/A</text:p>
          </table:table-cell>
          <table:table-cell table:formula="of:=[issue.M4]" office:value-type="string" office:string-value="N/A">
            <text:p>N/A</text:p>
          </table:table-cell>
          <table:table-cell table:formula="of:=[issue.N4]" office:value-type="string" office:string-value="public">
            <text:p>public</text:p>
          </table:table-cell>
          <table:table-cell table:formula="of:=[issue.O4]" office:value-type="string" office:string-value="2014-09-17">
            <text:p>2014-09-17</text:p>
          </table:table-cell>
          <table:table-cell table:formula="of:=[issue.P4]" office:value-type="string" office:string-value="Incorrect PCB layout">
            <text:p>Incorrect PCB layout</text:p>
          </table:table-cell>
          <table:table-cell table:formula="of:=[issue.Q4]" office:value-type="string" office:string-value="closed">
            <text:p>closed</text:p>
          </table:table-cell>
          <table:table-cell table:formula="of:=[issue.R4]" office:value-type="string" office:string-value="fixed">
            <text:p>fixed</text:p>
          </table:table-cell>
          <table:table-cell/>
        </table:table-row>
        <table:table-row table:style-name="ro1">
          <table:table-cell table:formula="of:=[issue.A5]" office:value-type="float" office:value="17">
            <text:p>17</text:p>
          </table:table-cell>
          <table:table-cell table:formula="of:=[issue.B5]" office:value-type="string" office:string-value="Aircraft Wireless 09-001">
            <text:p>Aircraft Wireless 09-001</text:p>
          </table:table-cell>
          <table:table-cell table:formula="of:=[issue.C5]" office:value-type="string" office:string-value="fmason">
            <text:p>fmason</text:p>
          </table:table-cell>
          <table:table-cell table:formula="of:=[issue.D5]" office:value-type="string" office:string-value="bjenks">
            <text:p>bjenks</text:p>
          </table:table-cell>
          <table:table-cell table:formula="of:=[issue.E5]" office:value-type="string" office:string-value="none">
            <text:p>none</text:p>
          </table:table-cell>
          <table:table-cell table:formula="of:=[issue.F5]" office:value-type="string" office:string-value="minor">
            <text:p>minor</text:p>
          </table:table-cell>
          <table:table-cell table:formula="of:=[issue.G5]" office:value-type="string" office:string-value="have not tried">
            <text:p>have not tried</text:p>
          </table:table-cell>
          <table:table-cell table:formula="of:=[issue.H5]" office:value-type="float" office:value="0">
            <text:p>0</text:p>
          </table:table-cell>
          <table:table-cell table:formula="of:=[issue.I5]" office:value-type="string" office:string-value="General">
            <text:p>General</text:p>
          </table:table-cell>
          <table:table-cell table:formula="of:=[issue.J5]" office:value-type="string" office:string-value="2012-12-31">
            <text:p>2012-12-31</text:p>
          </table:table-cell>
          <table:table-cell table:formula="of:=[issue.K5]" office:value-type="float" office:value="0">
            <text:p>0</text:p>
          </table:table-cell>
          <table:table-cell table:formula="of:=[issue.L5]" office:value-type="float" office:value="0">
            <text:p>0</text:p>
          </table:table-cell>
          <table:table-cell table:formula="of:=[issue.M5]" office:value-type="float" office:value="0">
            <text:p>0</text:p>
          </table:table-cell>
          <table:table-cell table:formula="of:=[issue.N5]" office:value-type="string" office:string-value="public">
            <text:p>public</text:p>
          </table:table-cell>
          <table:table-cell table:formula="of:=[issue.O5]" office:value-type="string" office:string-value="2014-09-17">
            <text:p>2014-09-17</text:p>
          </table:table-cell>
          <table:table-cell table:formula="of:=[issue.P5]" office:value-type="string" office:string-value="Iteration 1 - Release prototype PCA">
            <text:p>Iteration 1 - Release prototype PCA</text:p>
          </table:table-cell>
          <table:table-cell table:formula="of:=[issue.Q5]" office:value-type="string" office:string-value="closed">
            <text:p>closed</text:p>
          </table:table-cell>
          <table:table-cell table:formula="of:=[issue.R5]" office:value-type="string" office:string-value="fixed">
            <text:p>fixed</text:p>
          </table:table-cell>
          <table:table-cell/>
        </table:table-row>
        <table:table-row table:style-name="ro1">
          <table:table-cell table:formula="of:=[issue.A6]" office:value-type="float" office:value="18">
            <text:p>18</text:p>
          </table:table-cell>
          <table:table-cell table:formula="of:=[issue.B6]" office:value-type="string" office:string-value="Aircraft Wireless 09-001">
            <text:p>Aircraft Wireless 09-001</text:p>
          </table:table-cell>
          <table:table-cell table:formula="of:=[issue.C6]" office:value-type="string" office:string-value="fmason">
            <text:p>fmason</text:p>
          </table:table-cell>
          <table:table-cell table:formula="of:=[issue.D6]" office:value-type="string" office:string-value="bjenks">
            <text:p>bjenks</text:p>
          </table:table-cell>
          <table:table-cell table:formula="of:=[issue.E6]" office:value-type="string" office:string-value="none">
            <text:p>none</text:p>
          </table:table-cell>
          <table:table-cell table:formula="of:=[issue.F6]" office:value-type="string" office:string-value="minor">
            <text:p>minor</text:p>
          </table:table-cell>
          <table:table-cell table:formula="of:=[issue.G6]" office:value-type="string" office:string-value="have not tried">
            <text:p>have not tried</text:p>
          </table:table-cell>
          <table:table-cell table:formula="of:=[issue.H6]" office:value-type="float" office:value="0">
            <text:p>0</text:p>
          </table:table-cell>
          <table:table-cell table:formula="of:=[issue.I6]" office:value-type="string" office:string-value="General">
            <text:p>General</text:p>
          </table:table-cell>
          <table:table-cell table:formula="of:=[issue.J6]" office:value-type="string" office:string-value="2013-01-01">
            <text:p>2013-01-01</text:p>
          </table:table-cell>
          <table:table-cell table:formula="of:=[issue.K6]" office:value-type="float" office:value="0">
            <text:p>0</text:p>
          </table:table-cell>
          <table:table-cell table:formula="of:=[issue.L6]" office:value-type="float" office:value="0">
            <text:p>0</text:p>
          </table:table-cell>
          <table:table-cell table:formula="of:=[issue.M6]" office:value-type="float" office:value="0">
            <text:p>0</text:p>
          </table:table-cell>
          <table:table-cell table:formula="of:=[issue.N6]" office:value-type="string" office:string-value="public">
            <text:p>public</text:p>
          </table:table-cell>
          <table:table-cell table:formula="of:=[issue.O6]" office:value-type="string" office:string-value="2014-09-17">
            <text:p>2014-09-17</text:p>
          </table:table-cell>
          <table:table-cell table:formula="of:=[issue.P6]" office:value-type="string" office:string-value="Iteration 2 - Make PCB corrections">
            <text:p>Iteration 2 - Make PCB corrections</text:p>
          </table:table-cell>
          <table:table-cell table:formula="of:=[issue.Q6]" office:value-type="string" office:string-value="assigned">
            <text:p>assigned</text:p>
          </table:table-cell>
          <table:table-cell table:formula="of:=[issue.R6]" office:value-type="string" office:string-value="open">
            <text:p>open</text:p>
          </table:table-cell>
          <table:table-cell/>
        </table:table-row>
        <table:table-row table:style-name="ro1">
          <table:table-cell table:formula="of:=[issue.A7]" office:value-type="float" office:value="19">
            <text:p>19</text:p>
          </table:table-cell>
          <table:table-cell table:formula="of:=[issue.B7]" office:value-type="string" office:string-value="Aircraft Wireless 09-001">
            <text:p>Aircraft Wireless 09-001</text:p>
          </table:table-cell>
          <table:table-cell table:formula="of:=[issue.C7]" office:value-type="string" office:string-value="fmason">
            <text:p>fmason</text:p>
          </table:table-cell>
          <table:table-cell/>
          <table:table-cell table:formula="of:=[issue.E7]" office:value-type="string" office:string-value="none">
            <text:p>none</text:p>
          </table:table-cell>
          <table:table-cell table:formula="of:=[issue.F7]" office:value-type="string" office:string-value="minor">
            <text:p>minor</text:p>
          </table:table-cell>
          <table:table-cell table:formula="of:=[issue.G7]" office:value-type="string" office:string-value="have not tried">
            <text:p>have not tried</text:p>
          </table:table-cell>
          <table:table-cell table:formula="of:=[issue.H7]" office:value-type="float" office:value="0">
            <text:p>0</text:p>
          </table:table-cell>
          <table:table-cell table:formula="of:=[issue.I7]" office:value-type="string" office:string-value="General">
            <text:p>General</text:p>
          </table:table-cell>
          <table:table-cell table:formula="of:=[issue.J7]" office:value-type="string" office:string-value="2013-01-02">
            <text:p>2013-01-02</text:p>
          </table:table-cell>
          <table:table-cell table:formula="of:=[issue.K7]" office:value-type="float" office:value="0">
            <text:p>0</text:p>
          </table:table-cell>
          <table:table-cell table:formula="of:=[issue.L7]" office:value-type="float" office:value="0">
            <text:p>0</text:p>
          </table:table-cell>
          <table:table-cell table:formula="of:=[issue.M7]" office:value-type="float" office:value="0">
            <text:p>0</text:p>
          </table:table-cell>
          <table:table-cell table:formula="of:=[issue.N7]" office:value-type="string" office:string-value="public">
            <text:p>public</text:p>
          </table:table-cell>
          <table:table-cell table:formula="of:=[issue.O7]" office:value-type="string" office:string-value="2014-09-17">
            <text:p>2014-09-17</text:p>
          </table:table-cell>
          <table:table-cell table:formula="of:=[issue.P7]" office:value-type="string" office:string-value="Iteration 3 - Release marketing assembly">
            <text:p>Iteration 3 - Release marketing assembly</text:p>
          </table:table-cell>
          <table:table-cell table:formula="of:=[issue.Q7]" office:value-type="string" office:string-value="assigned">
            <text:p>assigned</text:p>
          </table:table-cell>
          <table:table-cell table:formula="of:=[issue.R7]" office:value-type="string" office:string-value="open">
            <text:p>open</text:p>
          </table:table-cell>
          <table:table-cell/>
        </table:table-row>
        <table:table-row table:style-name="ro1">
          <table:table-cell table:formula="of:=[issue.A8]" office:value-type="float" office:value="20">
            <text:p>20</text:p>
          </table:table-cell>
          <table:table-cell table:formula="of:=[issue.B8]" office:value-type="string" office:string-value="Aircraft Wireless 09-001">
            <text:p>Aircraft Wireless 09-001</text:p>
          </table:table-cell>
          <table:table-cell table:formula="of:=[issue.C8]" office:value-type="string" office:string-value="fmason">
            <text:p>fmason</text:p>
          </table:table-cell>
          <table:table-cell/>
          <table:table-cell table:formula="of:=[issue.E8]" office:value-type="string" office:string-value="none">
            <text:p>none</text:p>
          </table:table-cell>
          <table:table-cell table:formula="of:=[issue.F8]" office:value-type="string" office:string-value="minor">
            <text:p>minor</text:p>
          </table:table-cell>
          <table:table-cell table:formula="of:=[issue.G8]" office:value-type="string" office:string-value="have not tried">
            <text:p>have not tried</text:p>
          </table:table-cell>
          <table:table-cell table:formula="of:=[issue.H8]" office:value-type="float" office:value="0">
            <text:p>0</text:p>
          </table:table-cell>
          <table:table-cell table:formula="of:=[issue.I8]" office:value-type="string" office:string-value="General">
            <text:p>General</text:p>
          </table:table-cell>
          <table:table-cell table:formula="of:=[issue.J8]" office:value-type="string" office:string-value="2013-01-03">
            <text:p>2013-01-03</text:p>
          </table:table-cell>
          <table:table-cell table:formula="of:=[issue.K8]" office:value-type="float" office:value="0">
            <text:p>0</text:p>
          </table:table-cell>
          <table:table-cell table:formula="of:=[issue.L8]" office:value-type="float" office:value="0">
            <text:p>0</text:p>
          </table:table-cell>
          <table:table-cell table:formula="of:=[issue.M8]" office:value-type="float" office:value="0">
            <text:p>0</text:p>
          </table:table-cell>
          <table:table-cell table:formula="of:=[issue.N8]" office:value-type="string" office:string-value="public">
            <text:p>public</text:p>
          </table:table-cell>
          <table:table-cell table:formula="of:=[issue.O8]" office:value-type="string" office:string-value="2014-09-17">
            <text:p>2014-09-17</text:p>
          </table:table-cell>
          <table:table-cell table:formula="of:=[issue.P8]" office:value-type="string" office:string-value="Iteration 4 - Reduce cost and improve quality">
            <text:p>Iteration 4 - Reduce cost and improve quality</text:p>
          </table:table-cell>
          <table:table-cell table:formula="of:=[issue.Q8]" office:value-type="string" office:string-value="assigned">
            <text:p>assigned</text:p>
          </table:table-cell>
          <table:table-cell table:formula="of:=[issue.R8]" office:value-type="string" office:string-value="open">
            <text:p>open</text:p>
          </table:table-cell>
          <table:table-cell/>
        </table:table-row>
        <table:table-row table:style-name="ro1">
          <table:table-cell table:formula="of:=[issue.A9]" office:value-type="float" office:value="21">
            <text:p>21</text:p>
          </table:table-cell>
          <table:table-cell table:formula="of:=[issue.B9]" office:value-type="string" office:string-value="Aircraft Wireless 09-001">
            <text:p>Aircraft Wireless 09-001</text:p>
          </table:table-cell>
          <table:table-cell table:formula="of:=[issue.C9]" office:value-type="string" office:string-value="fmason">
            <text:p>fmason</text:p>
          </table:table-cell>
          <table:table-cell table:formula="of:=[issue.D9]" office:value-type="string" office:string-value="fmason">
            <text:p>fmason</text:p>
          </table:table-cell>
          <table:table-cell table:formula="of:=[issue.E9]" office:value-type="string" office:string-value="none">
            <text:p>none</text:p>
          </table:table-cell>
          <table:table-cell table:formula="of:=[issue.F9]" office:value-type="string" office:string-value="minor">
            <text:p>minor</text:p>
          </table:table-cell>
          <table:table-cell table:formula="of:=[issue.G9]" office:value-type="string" office:string-value="have not tried">
            <text:p>have not tried</text:p>
          </table:table-cell>
          <table:table-cell table:formula="of:=[issue.H9]" office:value-type="float" office:value="0">
            <text:p>0</text:p>
          </table:table-cell>
          <table:table-cell table:formula="of:=[issue.I9]" office:value-type="string" office:string-value="General">
            <text:p>General</text:p>
          </table:table-cell>
          <table:table-cell table:formula="of:=[issue.J9]" office:value-type="string" office:string-value="2013-01-04">
            <text:p>2013-01-04</text:p>
          </table:table-cell>
          <table:table-cell table:formula="of:=[issue.K9]" office:value-type="float" office:value="0">
            <text:p>0</text:p>
          </table:table-cell>
          <table:table-cell table:formula="of:=[issue.L9]" office:value-type="float" office:value="0">
            <text:p>0</text:p>
          </table:table-cell>
          <table:table-cell table:formula="of:=[issue.M9]" office:value-type="float" office:value="0">
            <text:p>0</text:p>
          </table:table-cell>
          <table:table-cell table:formula="of:=[issue.N9]" office:value-type="string" office:string-value="public">
            <text:p>public</text:p>
          </table:table-cell>
          <table:table-cell table:formula="of:=[issue.O9]" office:value-type="string" office:string-value="2014-09-17">
            <text:p>2014-09-17</text:p>
          </table:table-cell>
          <table:table-cell table:formula="of:=[issue.P9]" office:value-type="string" office:string-value="Iteration 5 - Release field service kit">
            <text:p>Iteration 5 - Release field service kit</text:p>
          </table:table-cell>
          <table:table-cell table:formula="of:=[issue.Q9]" office:value-type="string" office:string-value="assigned">
            <text:p>assigned</text:p>
          </table:table-cell>
          <table:table-cell table:formula="of:=[issue.R9]" office:value-type="string" office:string-value="open">
            <text:p>open</text:p>
          </table:table-cell>
          <table:table-cell/>
        </table:table-row>
        <table:table-row table:style-name="ro1" table:number-rows-repeated="1048566">
          <table:table-cell table:number-columns-repeated="19"/>
        </table:table-row>
        <table:table-row table:style-name="ro1">
          <table:table-cell table:number-columns-repeated="19"/>
        </table:table-row>
      </table:table>
      <table:database-ranges>
        <table:database-range table:target-range-address="issue.A1:issue.S9">
          <table:sort>
            <table:sort-by table:field-number="1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en" number:country="CA">$</number:currency-symbol>
      <number:number number:decimal-places="2" number:min-integer-digits="1" number:grouping="true"/>
    </number:currency-style>
    <number:currency-style style:name="N117">
      <style:text-properties fo:color="#ff0000"/>
      <number:text>-</number:text>
      <number:currency-symbol number:language="en" number:country="CA">$</number:currency-symbol>
      <number:number number:decimal-places="2" number:min-integer-digits="1" number:grouping="true"/>
      <style:map style:condition="value()&gt;=0" style:apply-style-name="N117P0"/>
    </number:currency-style>
    <number:number-style style:name="N8000" number:language="en" number:country="CA">
      <number:number number:min-integer-digits="1"/>
    </number:number-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integer-digits="3" number:min-exponent-digits="1"/>
    </number:number-style>
    <number:currency-style style:name="N144P0" style:volatile="true">
      <number:currency-symbol number:language="en" number:country="CA">$</number:currency-symbol>
      <number:number number:decimal-places="2" number:min-integer-digits="1" number:grouping="true"/>
    </number:currency-style>
    <number:currency-style style:name="N144">
      <number:text>-</number:text>
      <number:currency-symbol number:language="en" number:country="CA">$</number:currency-symbol>
      <number:number number:decimal-places="2" number:min-integer-digits="1" number:grouping="true"/>
      <style:map style:condition="value()&gt;=0" style:apply-style-name="N144P0"/>
    </number:currency-style>
    <number:number-style style:name="N145P0" style:volatile="true">
      <number:number number:decimal-places="0" number:min-integer-digits="1" number:grouping="true"/>
    </number:number-style>
    <number:number-style style:name="N145">
      <number:text>-</number:text>
      <number:number number:decimal-places="0" number:min-integer-digits="1" number:grouping="true"/>
      <style:map style:condition="value()&gt;=0" style:apply-style-name="N145P0"/>
    </number:number-style>
    <number:number-style style:name="N146P0" style:volatile="true">
      <number:number number:decimal-places="0" number:min-integer-digits="1" number:grouping="true"/>
    </number:number-style>
    <number:number-style style:name="N146">
      <style:text-properties fo:color="#ff0000"/>
      <number:text>-</number:text>
      <number:number number:decimal-places="0" number:min-integer-digits="1" number:grouping="true"/>
      <style:map style:condition="value()&gt;=0" style:apply-style-name="N146P0"/>
    </number:number-style>
    <number:number-style style:name="N147P0" style:volatile="true">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date-style style:name="N149">
      <number:day number:style="long"/>
      <number:text>-</number:text>
      <number:month number:style="long"/>
      <number:text>-</number:text>
      <number:year number:style="long"/>
    </number:date-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number:text>
    </number:number-style>
    <number:number-style style:name="N150P2" style:volatile="true">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number number:decimal-places="2" number:min-integer-digits="1" number:grouping="true"/>
      <number:text> </number:text>
    </number:number-style>
    <number:number-style style:name="N151P1" style:volatile="true">
      <number:text>(</number:text>
      <number:number number:decimal-places="2" number:min-integer-digits="1" number:grouping="true"/>
      <number:text>)</number:text>
    </number:number-style>
    <number:number-style style:name="N151P2" style:volatile="true">
      <number:text>-</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CA">
      <number:number number:decimal-places="0" number:min-integer-digits="1" number:grouping="true"/>
      <number:text> </number:text>
    </number:number-style>
    <number:number-style style:name="N8122P1" style:volatile="true" number:language="en" number:country="CA">
      <number:text>-</number:text>
      <number:number number:decimal-places="0" number:min-integer-digits="1" number:grouping="true"/>
      <number:text> </number:text>
    </number:number-style>
    <number:number-style style:name="N8122P2" style:volatile="true" number:language="en" number:country="CA">
      <number:text> - </number:text>
    </number:number-style>
    <number:text-style style:name="N8122" number:language="en" number:country="CA">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CA">
      <number:currency-symbol/>
      <number:number number:decimal-places="0" number:min-integer-digits="1" number:grouping="true"/>
      <number:text> </number:text>
    </number:currency-style>
    <number:currency-style style:name="N8126P1" style:volatile="true" number:language="en" number:country="CA">
      <number:text>-</number:text>
      <number:currency-symbol/>
      <number:number number:decimal-places="0" number:min-integer-digits="1" number:grouping="true"/>
      <number:text> </number:text>
    </number:currency-style>
    <number:currency-style style:name="N8126P2" style:volatile="true" number:language="en" number:country="CA">
      <number:currency-symbol/>
      <number:text>- </number:text>
    </number:currency-style>
    <number:text-style style:name="N8126" number:language="en" number:country="CA">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CA">
      <number:number number:decimal-places="2" number:min-integer-digits="1" number:grouping="true"/>
      <number:text> </number:text>
    </number:number-style>
    <number:number-style style:name="N8130P1" style:volatile="true" number:language="en" number:country="CA">
      <number:text>-</number:text>
      <number:number number:decimal-places="2" number:min-integer-digits="1" number:grouping="true"/>
      <number:text> </number:text>
    </number:number-style>
    <number:number-style style:name="N8130P2" style:volatile="true" number:language="en" number:country="CA">
      <number:text> -</number:text>
      <number:number number:decimal-places="0" number:min-integer-digits="0"/>
      <number:text> </number:text>
    </number:number-style>
    <number:text-style style:name="N8130" number:language="en" number:country="CA">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CA">
      <number:currency-symbol/>
      <number:number number:decimal-places="2" number:min-integer-digits="1" number:grouping="true"/>
      <number:text> </number:text>
    </number:currency-style>
    <number:currency-style style:name="N8134P1" style:volatile="true" number:language="en" number:country="CA">
      <number:text>-</number:text>
      <number:currency-symbol/>
      <number:number number:decimal-places="2" number:min-integer-digits="1" number:grouping="true"/>
      <number:text> </number:text>
    </number:currency-style>
    <number:currency-style style:name="N8134P2" style:volatile="true" number:language="en" number:country="CA">
      <number:currency-symbol/>
      <number:text>-</number:text>
      <number:number number:decimal-places="0" number:min-integer-digits="0"/>
      <number:text> </number:text>
    </number:currency-style>
    <number:text-style style:name="N8134" number:language="en" number:country="CA">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CA">
      <number:minutes number:style="long"/>
      <number:text>:</number:text>
      <number:seconds number:style="long"/>
    </number:time-style>
    <number:time-style style:name="N8136" number:language="en" number:country="CA" number:truncate-on-overflow="false">
      <number:hours/>
      <number:text>:</number:text>
      <number:minutes number:style="long"/>
      <number:text>:</number:text>
      <number:seconds number:style="long"/>
    </number:time-style>
    <number:time-style style:name="N8137" number:language="en" number:country="CA">
      <number:minutes number:style="long"/>
      <number:text>:</number:text>
      <number:seconds number:style="long" number:decimal-places="1"/>
    </number:time-style>
    <number:number-style style:name="N8138" number:language="en" number:country="CA">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6P0" style:volatile="true" number:language="en" number:country="US">
      <number:number number:decimal-places="0" number:min-integer-digits="1" number:grouping="true"/>
      <number:text> </number:text>
    </number:number-style>
    <number:number-style style:name="N16126" number:language="en" number:country="US">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0" number:min-integer-digits="1" number:grouping="true"/>
      <number:text> </number:text>
    </number:number-style>
    <number:number-style style:name="N16127" number:language="en" number:country="US">
      <style:text-properties fo:color="#ff0000"/>
      <number:text>(</number:text>
      <number:number number:decimal-places="0" number:min-integer-digits="1" number:grouping="true"/>
      <number:text>)</number:text>
      <style:map style:condition="value()&gt;=0" style:apply-style-name="N16127P0"/>
    </number:number-style>
    <number:number-style style:name="N16129P0" style:volatile="true" number:language="en" number:country="US">
      <number:number number:decimal-places="2" number:min-integer-digits="1" number:grouping="true"/>
      <number:text> </number:text>
    </number:number-style>
    <number:number-style style:name="N16129" number:language="en" number:country="US">
      <number:text>(</number:text>
      <number:number number:decimal-places="2" number:min-integer-digits="1" number:grouping="true"/>
      <number:text>)</number:text>
      <style:map style:condition="value()&gt;=0" style:apply-style-name="N16129P0"/>
    </number:number-style>
    <number:number-style style:name="N16130P0" style:volatile="true" number:language="en" number:country="US">
      <number:number number:decimal-places="2" number:min-integer-digits="1" number:grouping="true"/>
      <number:text> </number:text>
    </number:number-style>
    <number:number-style style:name="N16130" number:language="en" number:country="US">
      <style:text-properties fo:color="#ff0000"/>
      <number:text>(</number:text>
      <number:number number:decimal-places="2" number:min-integer-digits="1" number:grouping="true"/>
      <number:text>)</number:text>
      <style:map style:condition="value()&gt;=0" style:apply-style-name="N16130P0"/>
    </number:number-style>
    <number:currency-style style:name="N16132P0" style:volatile="true" number:language="en" number:country="US">
      <number:currency-symbol/>
      <number:number number:decimal-places="0" number:min-integer-digits="1" number:grouping="true"/>
      <number:text> </number:text>
    </number:currency-style>
    <number:currency-style style:name="N16132" number:language="en" number:country="US">
      <number:text>(</number:text>
      <number:currency-symbol/>
      <number:number number:decimal-places="0" number:min-integer-digits="1" number:grouping="true"/>
      <number:text>)</number:text>
      <style:map style:condition="value()&gt;=0" style:apply-style-name="N16132P0"/>
    </number:currency-style>
    <number:currency-style style:name="N16133P0" style:volatile="true" number:language="en" number:country="US">
      <number:currency-symbol/>
      <number:number number:decimal-places="0" number:min-integer-digits="1" number:grouping="true"/>
      <number:text> </number:text>
    </number:currency-style>
    <number:currency-style style:name="N16133" number:language="en" number:country="US">
      <style:text-properties fo:color="#ff0000"/>
      <number:text>(</number:text>
      <number:currency-symbol/>
      <number:number number:decimal-places="0" number:min-integer-digits="1" number:grouping="true"/>
      <number:text>)</number:text>
      <style:map style:condition="value()&gt;=0" style:apply-style-name="N16133P0"/>
    </number:currency-style>
    <number:currency-style style:name="N16135P0" style:volatile="true" number:language="en" number:country="US">
      <number:currency-symbol/>
      <number:number number:decimal-places="2" number:min-integer-digits="1" number:grouping="true"/>
      <number:text> </number:text>
    </number:currency-style>
    <number:currency-style style:name="N16135" number:language="en" number:country="US">
      <number:text>(</number:text>
      <number:currency-symbol/>
      <number:number number:decimal-places="2" number:min-integer-digits="1" number:grouping="true"/>
      <number:text>)</number:text>
      <style:map style:condition="value()&gt;=0" style:apply-style-name="N16135P0"/>
    </number:currency-style>
    <number:currency-style style:name="N16136P0" style:volatile="true" number:language="en" number:country="US">
      <number:currency-symbol/>
      <number:number number:decimal-places="2" number:min-integer-digits="1" number:grouping="true"/>
      <number:text> </number:text>
    </number:currency-style>
    <number:currency-style style:name="N16136" number:language="en" number:country="US">
      <style:text-properties fo:color="#ff0000"/>
      <number:text>(</number:text>
      <number:currency-symbol/>
      <number:number number:decimal-places="2" number:min-integer-digits="1" number:grouping="true"/>
      <number:text>)</number:text>
      <style:map style:condition="value()&gt;=0" style:apply-style-name="N16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style:rotation-align="none"/>
    </style:style>
    <style:style style:name="Excel_5f_BuiltIn_5f_Output" style:display-name="Excel_BuiltIn_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7">09/17/2014</text:date>, <text:time>13:00:25</text:time></text:p>
        </style:region-right>
      </style:header>
      <style:header-left style:display="false"/>
      <style:footer>
        <text:p>Page <text:page-number>1</text:page-number> / <text:page-count>99</text:page-count></text:p>
      </style:footer>
      <style:footer-left style:display="false"/>
    </style:master-page>
    <style:master-page style:name="PageStyle_5f_issue" style:display-name="PageStyle_issu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Default" style:display-name="PageStyle_Default" style:page-layout-name="Mpm4">
      <style:header style:display="false"/>
      <style:header-left style:display="false"/>
      <style:footer style:display="false"/>
      <style:footer-left style:display="false"/>
    </style:master-page>
    <style:master-page style:name="PageStyle_5f_Default_20_1" style:display-name="PageStyle_Default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4-09-17T13:00:25.22</dc:date>
    <dc:creator>Dale Scott</dc:creator>
    <meta:editing-duration>PT3H11M48S</meta:editing-duration>
    <meta:editing-cycles>6</meta:editing-cycles>
    <meta:document-statistic meta:table-count="8" meta:cell-count="925" meta:object-count="0"/>
  </office:meta>
</office:document-meta>
</file>